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452cm" fo:margin-left="-0.217cm" table:align="left" style:writing-mode="lr-tb"/>
    </style:style>
    <style:style style:name="Table2.A" style:family="table-column">
      <style:table-column-properties style:column-width="8.7cm"/>
    </style:style>
    <style:style style:name="Table2.B" style:family="table-column">
      <style:table-column-properties style:column-width="8.75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2.B1" style:family="table-cell">
      <style:table-cell-properties style:vertical-align="top" fo:padding-left="0.191cm" fo:padding-right="0.191cm" fo:padding-top="0cm" fo:padding-bottom="0cm" fo:border="1.5pt solid #000000" style:writing-mode="lr-tb"/>
    </style:style>
    <style:style style:name="Table3" style:family="table">
      <style:table-properties style:width="17.452cm" fo:margin-left="-0.217cm" table:align="left" style:writing-mode="lr-tb"/>
    </style:style>
    <style:style style:name="Table3.A" style:family="table-column">
      <style:table-column-properties style:column-width="8.7cm"/>
    </style:style>
    <style:style style:name="Table3.B" style:family="table-column">
      <style:table-column-properties style:column-width="8.75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3.B1" style:family="table-cell">
      <style:table-cell-properties style:vertical-align="top" fo:padding-left="0.191cm" fo:padding-right="0.191cm" fo:padding-top="0cm" fo:padding-bottom="0cm" fo:border="1.5pt solid #000000" style:writing-mode="lr-tb"/>
    </style:style>
    <style:style style:name="Table4" style:family="table">
      <style:table-properties style:width="17.417cm" fo:margin-left="-0.199cm" table:align="left" style:writing-mode="lr-tb"/>
    </style:style>
    <style:style style:name="Table4.A" style:family="table-column">
      <style:table-column-properties style:column-width="8.7cm"/>
    </style:style>
    <style:style style:name="Table4.B" style:family="table-column">
      <style:table-column-properties style:column-width="8.71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8" style:family="table-row">
      <style:table-row-properties style:min-row-height="0.415cm" fo:keep-together="auto"/>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3" style:family="paragraph" style:parent-style-name="Standard">
      <style:text-properties style:font-name="Times New Roman" fo:font-weight="bold" style:font-weight-asian="bold" style:font-name-complex="Times New Roman"/>
    </style:style>
    <style:style style:name="P4" style:family="paragraph" style:parent-style-name="Standard">
      <style:paragraph-properties fo:text-align="justify" style:justify-single-word="false"/>
      <style:text-properties style:font-name="Times New Roman" style:font-name-complex="Times New Roman"/>
    </style:style>
    <style:style style:name="P5" style:family="paragraph" style:parent-style-name="Standard">
      <style:paragraph-properties fo:text-align="start" style:justify-single-word="false"/>
      <style:text-properties style:font-name="Times New Roman" officeooo:paragraph-rsid="0010af70" style:font-name-complex="Times New Roman"/>
    </style:style>
    <style:style style:name="P6" style:family="paragraph" style:parent-style-name="Standard">
      <style:text-properties style:font-name="Times New Roman" style:language-asian="en" style:country-asian="US"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font-name="Times New Roman" style:language-asian="en" style:country-asian="US" style:font-name-complex="Times New Roman" style:font-size-complex="12pt" style:language-complex="ar" style:country-complex="SA"/>
    </style:style>
    <style:style style:name="P8" style:family="paragraph" style:parent-style-name="Standard">
      <style:paragraph-properties fo:text-align="justify" style:justify-single-word="false"/>
    </style:style>
    <style:style style:name="P9" style:family="paragraph" style:parent-style-name="Standard">
      <style:text-properties style:font-name="Arial" fo:font-size="11.5pt" style:font-size-asian="11.5pt" style:font-name-complex="Arial" style:font-size-complex="11.5pt"/>
    </style:style>
    <style:style style:name="P10" style:family="paragraph" style:parent-style-name="Standard">
      <style:paragraph-properties fo:text-align="start" style:justify-single-word="false"/>
      <style:text-properties officeooo:paragraph-rsid="000bf61c"/>
    </style:style>
    <style:style style:name="P11" style:family="paragraph" style:parent-style-name="Standard">
      <style:paragraph-properties fo:text-align="start" style:justify-single-word="false"/>
      <style:text-properties officeooo:paragraph-rsid="000ee65d"/>
    </style:style>
    <style:style style:name="P12" style:family="paragraph" style:parent-style-name="Standard">
      <style:paragraph-properties fo:text-align="start" style:justify-single-word="false"/>
      <style:text-properties officeooo:paragraph-rsid="0010af70"/>
    </style:style>
    <style:style style:name="P13" style:family="paragraph" style:parent-style-name="Standard">
      <style:paragraph-properties fo:text-align="start" style:justify-single-word="false"/>
      <style:text-properties officeooo:rsid="000cf87f" officeooo:paragraph-rsid="000bf61c"/>
    </style:style>
    <style:style style:name="P14" style:family="paragraph" style:parent-style-name="Standard">
      <style:paragraph-properties fo:text-align="start" style:justify-single-word="false"/>
      <style:text-properties officeooo:rsid="000cf87f" officeooo:paragraph-rsid="000cf87f"/>
    </style:style>
    <style:style style:name="P15" style:family="paragraph" style:parent-style-name="Standard">
      <style:paragraph-properties fo:text-align="start" style:justify-single-word="false"/>
      <style:text-properties style:font-name="Times New Roman" officeooo:paragraph-rsid="000ee65d" style:font-name-complex="Times New Roman"/>
    </style:style>
    <style:style style:name="P16" style:family="paragraph" style:parent-style-name="Standard" style:list-style-name="WW8Num3">
      <style:paragraph-properties fo:text-align="start" style:justify-single-word="false"/>
      <style:text-properties style:font-name="Times New Roman" officeooo:paragraph-rsid="0010af70" style:font-name-complex="Times New Roman"/>
    </style:style>
    <style:style style:name="P17" style:family="paragraph" style:parent-style-name="Standard">
      <style:paragraph-properties fo:text-align="start" style:justify-single-word="false"/>
      <style:text-properties style:font-name="Times New Roman" officeooo:paragraph-rsid="0010af70" style:font-name-complex="Times New Roman"/>
    </style:style>
    <style:style style:name="P18" style:family="paragraph" style:parent-style-name="Standard">
      <style:paragraph-properties fo:text-align="start" style:justify-single-word="false">
        <style:tab-stops>
          <style:tab-stop style:position="2.625cm"/>
        </style:tab-stops>
      </style:paragraph-properties>
      <style:text-properties style:font-name="Times New Roman" officeooo:paragraph-rsid="0010af70" style:font-name-complex="Times New Roman"/>
    </style:style>
    <style:style style:name="P19" style:family="paragraph" style:parent-style-name="Standard">
      <style:paragraph-properties fo:text-align="start" style:justify-single-word="false" style:snap-to-layout-grid="false"/>
      <style:text-properties style:font-name="Times New Roman" officeooo:paragraph-rsid="0010af70" style:font-name-complex="Times New Roman"/>
    </style:style>
    <style:style style:name="P20" style:family="paragraph" style:parent-style-name="Standard">
      <style:paragraph-properties fo:text-align="start" style:justify-single-word="false"/>
      <style:text-properties style:font-name="Times New Roman" fo:font-weight="bold" officeooo:paragraph-rsid="0010af70" style:font-weight-asian="bold" style:font-name-complex="Times New Roman"/>
    </style:style>
    <style:style style:name="P21" style:family="paragraph" style:parent-style-name="Standard">
      <style:paragraph-properties fo:text-align="start" style:justify-single-word="false"/>
      <style:text-properties style:font-name="Times New Roman" fo:font-size="14pt" officeooo:paragraph-rsid="0010af70" style:font-size-asian="14pt" style:font-name-complex="Times New Roman"/>
    </style:style>
    <style:style style:name="P22" style:family="paragraph" style:parent-style-name="Standard">
      <style:paragraph-properties fo:text-align="start" style:justify-single-word="false"/>
      <style:text-properties officeooo:rsid="002233da" officeooo:paragraph-rsid="000ee65d"/>
    </style:style>
    <style:style style:name="P23" style:family="paragraph" style:parent-style-name="Standard">
      <style:paragraph-properties fo:text-align="start" style:justify-single-word="false"/>
      <style:text-properties officeooo:paragraph-rsid="0010af70" style:font-name-asian="Times"/>
    </style:style>
    <style:style style:name="P24" style:family="paragraph" style:parent-style-name="Standard">
      <style:paragraph-properties fo:margin-top="0.071cm" fo:margin-bottom="0.071cm" loext:contextual-spacing="false"/>
      <style:text-properties style:font-name="Times New Roman" fo:font-weight="bold" style:font-weight-asian="bold" style:font-name-complex="Times New Roman"/>
    </style:style>
    <style:style style:name="P25" style:family="paragraph" style:parent-style-name="Standard">
      <style:paragraph-properties fo:margin-top="0.071cm" fo:margin-bottom="0.071cm" loext:contextual-spacing="false" style:snap-to-layout-grid="false"/>
      <style:text-properties style:font-name="Times New Roman" fo:font-weight="bold" style:font-weight-asian="bold" style:font-name-complex="Times New Roman"/>
    </style:style>
    <style:style style:name="P26" style:family="paragraph" style:parent-style-name="Standard">
      <style:paragraph-properties fo:margin-top="0.071cm" fo:margin-bottom="0.071cm" loext:contextual-spacing="false" style:snap-to-layout-grid="false"/>
      <style:text-properties style:font-name="Times New Roman" style:font-name-complex="Times New Roman"/>
    </style:style>
    <style:style style:name="P27" style:family="paragraph" style:parent-style-name="Standard">
      <style:paragraph-properties fo:margin-top="0.176cm" fo:margin-bottom="0.176cm" loext:contextual-spacing="false" fo:line-height="100%" fo:hyphenation-ladder-count="no-limit"/>
      <style:text-properties fo:hyphenate="true" fo:hyphenation-remain-char-count="2" fo:hyphenation-push-char-count="2"/>
    </style:style>
    <style:style style:name="P28" style:family="paragraph" style:parent-style-name="Standard">
      <style:paragraph-properties fo:margin-top="0.176cm" fo:margin-bottom="0.176cm" loext:contextual-spacing="false" fo:line-height="100%" fo:text-align="justify" style:justify-single-word="false" fo:hyphenation-ladder-count="no-limit"/>
      <style:text-properties fo:hyphenate="true" fo:hyphenation-remain-char-count="2" fo:hyphenation-push-char-count="2"/>
    </style:style>
    <style:style style:name="P29" style:family="paragraph" style:parent-style-name="Standard" style:list-style-name="WW8Num3">
      <style:paragraph-properties fo:margin-top="0.176cm" fo:margin-bottom="0.176cm" loext:contextual-spacing="false" fo:line-height="100%" fo:text-align="justify" style:justify-single-word="false" fo:hyphenation-ladder-count="no-limit"/>
      <style:text-properties style:font-name="Times New Roman" fo:font-weight="bold" style:language-asian="en" style:country-asian="US" style:font-weight-asian="bold" style:font-name-complex="Times New Roman" style:font-size-complex="12pt" style:language-complex="ar" style:country-complex="SA" style:font-weight-complex="bold" fo:hyphenate="true" fo:hyphenation-remain-char-count="2" fo:hyphenation-push-char-count="2"/>
    </style:style>
    <style:style style:name="P30" style:family="paragraph" style:parent-style-name="Standard" style:list-style-name="WW8Num2">
      <style:paragraph-properties fo:margin-top="0.176cm" fo:margin-bottom="0.176cm" loext:contextual-spacing="false" fo:line-height="100%" fo:text-align="justify" style:justify-single-word="false" fo:hyphenation-ladder-count="no-limit"/>
      <style:text-properties style:font-name="Times New Roman" fo:font-weight="bold" style:language-asian="en" style:country-asian="US" style:font-weight-asian="bold" style:font-name-complex="Times New Roman" style:font-size-complex="12pt" style:language-complex="ar" style:country-complex="SA" style:font-weight-complex="bold" fo:hyphenate="true" fo:hyphenation-remain-char-count="2" fo:hyphenation-push-char-count="2"/>
    </style:style>
    <style:style style:name="P31" style:family="paragraph" style:parent-style-name="Standard">
      <style:paragraph-properties fo:margin-top="0.176cm" fo:margin-bottom="0.176cm" loext:contextual-spacing="false" fo:line-height="100%" fo:text-align="justify" style:justify-single-word="false" fo:hyphenation-ladder-count="no-limit"/>
      <style:text-properties style:font-name="Times New Roman" style:language-asian="en" style:country-asian="US" style:font-name-complex="Times New Roman" style:font-size-complex="12pt" style:language-complex="ar" style:country-complex="SA" fo:hyphenate="true" fo:hyphenation-remain-char-count="2" fo:hyphenation-push-char-count="2"/>
    </style:style>
    <style:style style:name="P32" style:family="paragraph" style:parent-style-name="Standard">
      <style:paragraph-properties fo:margin-left="0cm" fo:margin-right="0cm" fo:text-align="start" style:justify-single-word="false" fo:text-indent="1.27cm" style:auto-text-indent="false"/>
      <style:text-properties style:font-name="Times New Roman" officeooo:paragraph-rsid="0010af70" style:font-name-complex="Times New Roman"/>
    </style:style>
    <style:style style:name="P33" style:family="paragraph" style:parent-style-name="Standard">
      <style:paragraph-properties fo:margin-left="0cm" fo:margin-right="0cm" fo:text-align="start" style:justify-single-word="false" fo:text-indent="1.27cm" style:auto-text-indent="false"/>
      <style:text-properties officeooo:paragraph-rsid="0010af70"/>
    </style:style>
    <style:style style:name="P34" style:family="paragraph" style:parent-style-name="Standard">
      <style:paragraph-properties fo:margin-left="0cm" fo:margin-right="0cm" fo:text-align="start" style:justify-single-word="false" fo:text-indent="1.27cm" style:auto-text-indent="false"/>
      <style:text-properties officeooo:paragraph-rsid="0010af70" style:font-name-asian="Times"/>
    </style:style>
    <style:style style:name="P35" style:family="paragraph" style:parent-style-name="Standard">
      <style:paragraph-properties fo:margin-left="1.27cm" fo:margin-right="0cm" fo:text-align="start" style:justify-single-word="false" fo:text-indent="0cm" style:auto-text-indent="false"/>
      <style:text-properties style:font-name="Times New Roman" officeooo:paragraph-rsid="0010af70" style:font-name-complex="Times New Roman"/>
    </style:style>
    <style:style style:name="P36" style:family="paragraph" style:parent-style-name="Standard">
      <style:paragraph-properties fo:margin-left="1.27cm" fo:margin-right="0cm" fo:text-align="start" style:justify-single-word="false" fo:text-indent="0cm" style:auto-text-indent="false"/>
      <style:text-properties style:font-name="Times New Roman" fo:font-weight="bold" officeooo:paragraph-rsid="0010af70" style:font-weight-asian="bold" style:font-name-complex="Times New Roman"/>
    </style:style>
    <style:style style:name="P37" style:family="paragraph" style:parent-style-name="Standard">
      <style:paragraph-properties fo:margin-left="0.9cm" fo:margin-right="0cm" fo:text-align="start" style:justify-single-word="false" fo:text-indent="0cm" style:auto-text-indent="false"/>
      <style:text-properties style:font-name="Times New Roman" officeooo:paragraph-rsid="0010af70" style:font-name-complex="Times New Roman"/>
    </style:style>
    <style:style style:name="P38" style:family="paragraph" style:parent-style-name="Standard">
      <style:paragraph-properties fo:margin-left="5.08cm" fo:margin-right="0cm" fo:text-align="start" style:justify-single-word="false" fo:text-indent="1.27cm" style:auto-text-indent="false"/>
      <style:text-properties style:font-name="Times New Roman" officeooo:paragraph-rsid="0010af70" style:font-name-complex="Times New Roman"/>
    </style:style>
    <style:style style:name="P39" style:family="paragraph" style:parent-style-name="Standard">
      <style:paragraph-properties fo:margin-left="6.35cm" fo:margin-right="0cm" fo:text-align="start" style:justify-single-word="false" fo:text-indent="0cm" style:auto-text-indent="false"/>
      <style:text-properties style:font-name="Times New Roman" officeooo:paragraph-rsid="0010af70" style:font-name-complex="Times New Roman"/>
    </style:style>
    <style:style style:name="P40" style:family="paragraph" style:parent-style-name="Standard">
      <style:paragraph-properties fo:margin-left="7.62cm" fo:margin-right="0cm" fo:text-align="start" style:justify-single-word="false" fo:text-indent="0cm" style:auto-text-indent="false"/>
      <style:text-properties style:font-name="Times New Roman" officeooo:paragraph-rsid="0010af70" style:font-name-complex="Times New Roman"/>
    </style:style>
    <style:style style:name="P41" style:family="paragraph" style:parent-style-name="Heading">
      <style:paragraph-properties fo:text-align="center" style:justify-single-word="false"/>
      <style:text-properties style:font-name="Times New Roman" style:font-name-complex="Times New Roman"/>
    </style:style>
    <style:style style:name="P42" style:family="paragraph" style:parent-style-name="Heading">
      <style:paragraph-properties fo:margin-top="0cm" fo:margin-bottom="0.706cm" loext:contextual-spacing="false" fo:text-align="center" style:justify-single-word="false"/>
      <style:text-properties style:font-name="Times New Roman" fo:font-size="20pt" style:font-size-asian="20pt" style:font-name-complex="Times New Roman"/>
    </style:style>
    <style:style style:name="P43" style:family="paragraph" style:parent-style-name="level_20_4">
      <style:text-properties style:font-name="Times New Roman" style:font-name-complex="Times New Roman"/>
    </style:style>
    <style:style style:name="P44" style:family="paragraph" style:parent-style-name="Heading_20_1">
      <style:text-properties style:font-name="Times New Roman" style:font-name-complex="Times New Roman"/>
    </style:style>
    <style:style style:name="P45" style:family="paragraph" style:parent-style-name="Heading_20_1" style:master-page-name="Convert_20_2">
      <style:paragraph-properties style:page-number="1"/>
      <style:text-properties style:font-name="Times New Roman" style:font-name-complex="Times New Roman"/>
    </style:style>
    <style:style style:name="P46" style:family="paragraph" style:parent-style-name="Heading_20_2">
      <style:text-properties style:font-name="Times New Roman" style:font-name-complex="Times New Roman"/>
    </style:style>
    <style:style style:name="P47" style:family="paragraph" style:parent-style-name="Heading_20_2">
      <style:paragraph-properties fo:text-align="justify" style:justify-single-word="false"/>
      <style:text-properties style:font-name="Times New Roman" style:font-name-complex="Times New Roman"/>
    </style:style>
    <style:style style:name="P48" style:family="paragraph" style:parent-style-name="Heading_20_2">
      <style:text-properties style:font-name="Times New Roman" officeooo:paragraph-rsid="000bf61c" style:font-name-complex="Times New Roman"/>
    </style:style>
    <style:style style:name="P49" style:family="paragraph" style:parent-style-name="Heading_20_2">
      <style:paragraph-properties fo:text-align="start" style:justify-single-word="false"/>
      <style:text-properties style:font-name="Times New Roman" officeooo:paragraph-rsid="000ee65d" style:font-name-complex="Times New Roman"/>
    </style:style>
    <style:style style:name="P50" style:family="paragraph" style:parent-style-name="Heading_20_3">
      <style:paragraph-properties fo:text-align="start" style:justify-single-word="false"/>
      <style:text-properties style:font-name="Times New Roman" officeooo:paragraph-rsid="0010af70" style:font-name-complex="Times New Roman"/>
    </style:style>
    <style:style style:name="P51" style:family="paragraph" style:parent-style-name="Heading_20_3" style:list-style-name="">
      <style:paragraph-properties fo:margin-left="0cm" fo:margin-right="0cm" fo:text-indent="0cm" style:auto-text-indent="false"/>
      <style:text-properties fo:font-weight="normal" style:font-weight-asian="normal"/>
    </style:style>
    <style:style style:name="P52" style:family="paragraph" style:parent-style-name="Heading_20_3" style:list-style-name="">
      <style:paragraph-properties fo:margin-left="0cm" fo:margin-right="0cm" fo:text-align="start" style:justify-single-word="false" fo:text-indent="0cm" style:auto-text-indent="false"/>
      <style:text-properties style:font-name="Times New Roman" officeooo:paragraph-rsid="0010af70" style:font-name-complex="Times New Roman"/>
    </style:style>
    <style:style style:name="P53" style:family="paragraph" style:parent-style-name="Footer">
      <style:paragraph-properties fo:text-align="center" style:justify-single-word="false"/>
    </style:style>
    <style:style style:name="P54" style:family="paragraph" style:parent-style-name="Header">
      <style:paragraph-properties>
        <style:tab-stops>
          <style:tab-stop style:position="8.255cm" style:type="center"/>
          <style:tab-stop style:position="16.986cm" style:type="right"/>
        </style:tab-stops>
      </style:paragraph-properties>
    </style:style>
    <style:style style:name="P55"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56" style:family="paragraph" style:parent-style-name="TOCEntry">
      <style:text-properties style:font-name="Times New Roman" style:font-name-complex="Times New Roman"/>
    </style:style>
    <style:style style:name="P57" style:family="paragraph" style:parent-style-name="TOCEntry" style:master-page-name="Convert_20_1">
      <style:paragraph-properties style:page-number="auto"/>
      <style:text-properties style:font-name="Times New Roman" style:font-name-complex="Times New Roman"/>
    </style:style>
    <style:style style:name="P58" style:family="paragraph" style:parent-style-name="template">
      <style:text-properties style:font-name="Times New Roman" style:font-name-complex="Times New Roman"/>
    </style:style>
    <style:style style:name="P59" style:family="paragraph" style:parent-style-name="template" style:list-style-name="WW8Num9">
      <style:paragraph-properties fo:text-align="start" style:justify-single-word="false"/>
      <style:text-properties style:font-name="Times New Roman" fo:font-size="12pt" fo:font-style="normal" officeooo:paragraph-rsid="000ee65d" style:font-size-asian="12pt" style:font-style-asian="normal" style:font-name-complex="Times New Roman"/>
    </style:style>
    <style:style style:name="P60" style:family="paragraph" style:parent-style-name="template" style:list-style-name="WW8Num2">
      <style:paragraph-properties fo:text-align="start" style:justify-single-word="false"/>
      <style:text-properties style:font-name="Times New Roman" fo:font-size="12pt" fo:font-style="normal" officeooo:paragraph-rsid="000ee65d" style:font-size-asian="12pt" style:font-style-asian="normal" style:font-name-complex="Times New Roman"/>
    </style:style>
    <style:style style:name="P61" style:family="paragraph" style:parent-style-name="template">
      <style:paragraph-properties fo:text-align="start" style:justify-single-word="false"/>
      <style:text-properties style:font-name="Times New Roman" fo:font-size="12pt" fo:font-style="normal" officeooo:paragraph-rsid="000ee65d" style:font-size-asian="12pt" style:font-style-asian="normal" style:font-name-complex="Times New Roman"/>
    </style:style>
    <style:style style:name="P62" style:family="paragraph" style:parent-style-name="template">
      <style:paragraph-properties fo:text-align="start" style:justify-single-word="false"/>
      <style:text-properties style:font-name="Times New Roman" fo:font-size="12pt" fo:font-style="normal" fo:font-weight="bold" officeooo:paragraph-rsid="000ee65d" style:font-size-asian="12pt" style:font-style-asian="normal" style:font-weight-asian="bold" style:font-name-complex="Times New Roman"/>
    </style:style>
    <style:style style:name="P63" style:family="paragraph" style:parent-style-name="template">
      <style:paragraph-properties fo:margin-left="1.27cm" fo:margin-right="0cm" fo:text-align="start" style:justify-single-word="false" fo:text-indent="0cm" style:auto-text-indent="false"/>
      <style:text-properties style:font-name="Times New Roman" fo:font-size="12pt" fo:font-style="normal" officeooo:paragraph-rsid="000ee65d" style:font-size-asian="12pt" style:font-style-asian="normal" style:font-name-complex="Times New Roman"/>
    </style:style>
    <style:style style:name="P64" style:family="paragraph" style:parent-style-name="level_20_3_20_text">
      <style:paragraph-properties fo:margin-left="2.381cm" fo:margin-right="0cm" fo:text-indent="0cm" style:auto-text-indent="false"/>
      <style:text-properties style:font-name="Times New Roman" style:font-name-complex="Times New Roman"/>
    </style:style>
    <style:style style:name="P65" style:family="paragraph" style:parent-style-name="ByLine">
      <style:paragraph-properties fo:text-align="center" style:justify-single-word="false"/>
      <style:text-properties style:font-name="Times New Roman" style:font-name-complex="Times New Roman"/>
    </style:style>
    <style:style style:name="P66" style:family="paragraph" style:parent-style-name="ByLine">
      <style:paragraph-properties fo:margin-top="0cm" fo:margin-bottom="0cm" loext:contextual-spacing="false" fo:text-align="center" style:justify-single-word="false"/>
      <style:text-properties style:font-name="Times New Roman" style:font-name-complex="Times New Roman"/>
    </style:style>
    <style:style style:name="P67" style:family="paragraph" style:parent-style-name="ByLine">
      <style:paragraph-properties fo:margin-top="0.42cm" fo:margin-bottom="1.27cm" loext:contextual-spacing="false" fo:text-align="center" style:justify-single-word="false"/>
      <style:text-properties style:font-name="Times New Roman" style:font-name-complex="Times New Roman"/>
    </style:style>
    <style:style style:name="P68" style:family="paragraph" style:parent-style-name="line" style:master-page-name="Standard">
      <style:paragraph-properties style:page-number="1"/>
      <style:text-properties style:font-name="Times New Roman" style:font-name-complex="Times New Roman"/>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size-complex="12pt"/>
    </style:style>
    <style:style style:name="T3" style:family="text">
      <style:text-properties style:font-name="Times New Roman" fo:language="none" fo:country="none" style:language-asian="none" style:country-asian="none" style:font-name-complex="Times New Roman"/>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style>
    <style:style style:name="T6" style:family="text">
      <style:text-properties style:font-name="Times New Roman" style:language-asian="en" style:country-asian="US" style:font-name-complex="Times New Roman" style:font-size-complex="12pt" style:language-complex="ar" style:country-complex="SA"/>
    </style:style>
    <style:style style:name="T7" style:family="text">
      <style:text-properties fo:language="none" fo:country="none" fo:font-weight="bold" style:language-asian="none" style:country-asian="none" style:font-weight-asian="bold"/>
    </style:style>
    <style:style style:name="T8" style:family="text">
      <style:text-properties fo:font-weight="bold" style:font-weight-asian="bold"/>
    </style:style>
    <style:style style:name="T9" style:family="text">
      <style:text-properties fo:font-size="12pt" style:font-size-asian="12pt"/>
    </style:style>
    <style:style style:name="T10" style:family="text">
      <style:text-properties fo:language="zxx" fo:country="none" style:language-asian="zxx" style:country-asian="none" style:language-complex="zxx" style:country-complex="none"/>
    </style:style>
    <style:style style:name="T11" style:family="text">
      <style:text-properties fo:font-weight="normal" style:font-weight-asian="normal"/>
    </style:style>
    <style:style style:name="T12" style:family="text">
      <style:text-properties officeooo:rsid="001102a1"/>
    </style:style>
    <style:style style:name="T13" style:family="text">
      <style:text-properties officeooo:rsid="0011f762"/>
    </style:style>
    <style:style style:name="T14" style:family="text">
      <style:text-properties style:font-name="Times New Roman" fo:font-size="12pt" fo:font-weight="normal" style:font-size-asian="12pt" style:font-weight-asian="normal" style:font-name-complex="Times New Roman"/>
    </style:style>
    <style:style style:name="T15" style:family="text">
      <style:text-properties style:font-name="Times New Roman" style:font-name-complex="Times New Roman"/>
    </style:style>
    <style:style style:name="T16" style:family="text">
      <style:text-properties style:font-name="Times New Roman" officeooo:rsid="002233da" style:font-name-complex="Times New Roman"/>
    </style:style>
    <style:style style:name="T17" style:family="text">
      <style:text-properties style:font-name="Times New Roman" fo:font-weight="bold" style:font-weight-asian="bold" style:font-name-complex="Times New Roman"/>
    </style:style>
    <style:style style:name="T18" style:family="text">
      <style:text-properties style:font-name="Times New Roman" fo:font-weight="bold" style:font-weight-asian="bold" style:font-name-complex="Times New Roman" style:font-weight-complex="bold"/>
    </style:style>
    <style:style style:name="T19" style:family="text">
      <style:text-properties style:font-name="Times New Roman" fo:language="en" fo:country="IN" style:font-name-complex="Times New Roman"/>
    </style:style>
    <style:style style:name="T20" style:family="text">
      <style:text-properties style:font-name="Times New Roman" fo:language="en" fo:country="IN" officeooo:rsid="0010af70" style:font-name-complex="Times New Roman"/>
    </style:style>
    <style:style style:name="T21" style:family="text">
      <style:text-properties style:font-name="Times New Roman" fo:font-size="14pt" fo:font-weight="bold" officeooo:rsid="001edb88" style:font-size-asian="14pt" style:font-weight-asian="bold" style:font-name-complex="Times New Roman"/>
    </style:style>
    <style:style style:name="T22" style:family="text">
      <style:text-properties officeooo:rsid="000bf61c"/>
    </style:style>
    <style:style style:name="T23" style:family="text">
      <style:text-properties officeooo:rsid="00186e62"/>
    </style:style>
    <style:style style:name="T24" style:family="text">
      <style:text-properties officeooo:rsid="002233da"/>
    </style:style>
    <style:style style:name="T25" style:family="text">
      <style:text-properties officeooo:rsid="000ee65d"/>
    </style:style>
    <style:style style:name="T26" style:family="text">
      <style:text-properties officeooo:rsid="0010af70"/>
    </style:style>
    <style:style style:name="T27" style:family="text">
      <style:text-properties officeooo:rsid="001a3db6"/>
    </style:style>
    <style:style style:name="T28" style:family="text">
      <style:text-properties officeooo:rsid="001b06f1"/>
    </style:style>
    <style:style style:name="T29" style:family="text">
      <style:text-properties officeooo:rsid="001c501c"/>
    </style:style>
    <style:style style:name="T30" style:family="text">
      <style:text-properties officeooo:rsid="001edb88"/>
    </style:style>
    <style:style style:name="T31" style:family="text">
      <style:text-properties officeooo:rsid="0011cb7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1">Software Requirements Specification</text:p>
      <text:p text:style-name="P42">for</text:p>
      <text:p text:style-name="P41">Retail Management</text:p>
      <text:p text:style-name="P65">Version 1.0 approved</text:p>
      <text:p text:style-name="P66">Prepared by </text:p>
      <text:p text:style-name="P66">Rajat Sharma(55)</text:p>
      <text:p text:style-name="P66">Abhinav Singh(58)</text:p>
      <text:p text:style-name="P66">Dhaval Patel(51)</text:p>
      <text:p text:style-name="P66"/>
      <text:p text:style-name="P66"/>
      <text:p text:style-name="P67">TEIT</text:p>
      <text:p text:style-name="P67">Date:-14/02/2019</text:p>
      <text:p text:style-name="P57"><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ext:span text:style-name="T1">Table of Contents<text:tab/></text:span><text:a xlink:type="simple" xlink:href="#__RefHeading___Toc441230970" text:style-name="Index_20_Link" text:visited-style-name="Index_20_Link"><text:span text:style-name="Index_20_Link"><text:span text:style-name="T1">ii</text:span></text:span></text:a></text:p>
          <text:p text:style-name="Contents_20_1"><text:span text:style-name="T1">Revision History<text:tab/></text:span><text:a xlink:type="simple" xlink:href="#__RefHeading___Toc441230971" text:style-name="Index_20_Link" text:visited-style-name="Index_20_Link"><text:span text:style-name="Index_20_Link"><text:span text:style-name="T1">ii</text:span></text:span></text:a></text:p>
          <text:p text:style-name="Contents_20_1"><text:span text:style-name="T1">1.<text:tab/>Introduction<text:tab/></text:span><text:a xlink:type="simple" xlink:href="#__RefHeading___Toc441230972" text:style-name="Index_20_Link" text:visited-style-name="Index_20_Link"><text:span text:style-name="Index_20_Link"><text:span text:style-name="T1">1</text:span></text:span></text:a></text:p>
          <text:p text:style-name="P55"><text:span text:style-name="T3">1.1<text:tab/>Purpose<text:tab/></text:span><text:a xlink:type="simple" xlink:href="#__RefHeading___Toc441230973" text:style-name="Index_20_Link" text:visited-style-name="Index_20_Link"><text:span text:style-name="Index_20_Link"><text:span text:style-name="T3">1</text:span></text:span></text:a></text:p>
          <text:p text:style-name="P55"><text:span text:style-name="T3">1.2<text:tab/>Document Conventions<text:tab/></text:span><text:a xlink:type="simple" xlink:href="#__RefHeading___Toc441230974" text:style-name="Index_20_Link" text:visited-style-name="Index_20_Link"><text:span text:style-name="Index_20_Link"><text:span text:style-name="T3">1</text:span></text:span></text:a></text:p>
          <text:p text:style-name="P55"><text:span text:style-name="T3">1.3<text:tab/>Intended Audience and Reading Suggestions<text:tab/></text:span><text:a xlink:type="simple" xlink:href="#__RefHeading___Toc441230975" text:style-name="Index_20_Link" text:visited-style-name="Index_20_Link"><text:span text:style-name="Index_20_Link"><text:span text:style-name="T3">1</text:span></text:span></text:a></text:p>
          <text:p text:style-name="P55"><text:span text:style-name="T3">1.4<text:tab/>Product Scope<text:tab/></text:span><text:a xlink:type="simple" xlink:href="#__RefHeading___Toc441230976" text:style-name="Index_20_Link" text:visited-style-name="Index_20_Link"><text:span text:style-name="Index_20_Link"><text:span text:style-name="T3">1</text:span></text:span></text:a></text:p>
          <text:p text:style-name="P55"><text:span text:style-name="T3">1.5<text:tab/>References<text:tab/></text:span><text:a xlink:type="simple" xlink:href="#__RefHeading___Toc441230977" text:style-name="Index_20_Link" text:visited-style-name="Index_20_Link"><text:span text:style-name="Index_20_Link"><text:span text:style-name="T3">1</text:span></text:span></text:a></text:p>
          <text:p text:style-name="Contents_20_1"><text:span text:style-name="T1">2.<text:tab/>Overall Description<text:tab/></text:span><text:a xlink:type="simple" xlink:href="#__RefHeading___Toc441230978" text:style-name="Index_20_Link" text:visited-style-name="Index_20_Link"><text:span text:style-name="Index_20_Link"><text:span text:style-name="T1">2</text:span></text:span></text:a></text:p>
          <text:p text:style-name="P55"><text:span text:style-name="T3">2.1<text:tab/>Product Perspective<text:tab/></text:span><text:a xlink:type="simple" xlink:href="#__RefHeading___Toc441230979" text:style-name="Index_20_Link" text:visited-style-name="Index_20_Link"><text:span text:style-name="Index_20_Link"><text:span text:style-name="T3">2</text:span></text:span></text:a></text:p>
          <text:p text:style-name="P55"><text:span text:style-name="T3">2.2<text:tab/>Product Functions<text:tab/></text:span><text:a xlink:type="simple" xlink:href="#__RefHeading___Toc441230980" text:style-name="Index_20_Link" text:visited-style-name="Index_20_Link"><text:span text:style-name="Index_20_Link"><text:span text:style-name="T3">2</text:span></text:span></text:a></text:p>
          <text:p text:style-name="P55"><text:span text:style-name="T3">2.3<text:tab/>User Classes and Characteristics<text:tab/></text:span><text:a xlink:type="simple" xlink:href="#__RefHeading___Toc441230981" text:style-name="Index_20_Link" text:visited-style-name="Index_20_Link"><text:span text:style-name="Index_20_Link"><text:span text:style-name="T3">2</text:span></text:span></text:a></text:p>
          <text:p text:style-name="P55"><text:span text:style-name="T3">2.4<text:tab/>Operating Environment<text:tab/></text:span><text:a xlink:type="simple" xlink:href="#__RefHeading___Toc441230982" text:style-name="Index_20_Link" text:visited-style-name="Index_20_Link"><text:span text:style-name="Index_20_Link"><text:span text:style-name="T3">2</text:span></text:span></text:a></text:p>
          <text:p text:style-name="P55"><text:span text:style-name="T3">2.5<text:tab/>Design and Implementation Constraints<text:tab/></text:span><text:a xlink:type="simple" xlink:href="#__RefHeading___Toc441230983" text:style-name="Index_20_Link" text:visited-style-name="Index_20_Link"><text:span text:style-name="Index_20_Link"><text:span text:style-name="T3">2</text:span></text:span></text:a></text:p>
          <text:p text:style-name="P55"><text:span text:style-name="T3">2.6<text:tab/>User Documentation<text:tab/></text:span><text:a xlink:type="simple" xlink:href="#__RefHeading___Toc441230984" text:style-name="Index_20_Link" text:visited-style-name="Index_20_Link"><text:span text:style-name="Index_20_Link"><text:span text:style-name="T3">2</text:span></text:span></text:a></text:p>
          <text:p text:style-name="P55"><text:span text:style-name="T3">2.7<text:tab/>Assumptions and Dependencies<text:tab/></text:span><text:a xlink:type="simple" xlink:href="#__RefHeading___Toc441230985" text:style-name="Index_20_Link" text:visited-style-name="Index_20_Link"><text:span text:style-name="Index_20_Link"><text:span text:style-name="T3">3</text:span></text:span></text:a></text:p>
          <text:p text:style-name="Contents_20_1"><text:span text:style-name="T1">3.<text:tab/>External Interface Requirements<text:tab/></text:span><text:a xlink:type="simple" xlink:href="#__RefHeading___Toc441230986" text:style-name="Index_20_Link" text:visited-style-name="Index_20_Link"><text:span text:style-name="Index_20_Link"><text:span text:style-name="T1">3</text:span></text:span></text:a></text:p>
          <text:p text:style-name="P55"><text:span text:style-name="T3">3.1<text:tab/>User Interfaces<text:tab/></text:span><text:a xlink:type="simple" xlink:href="#__RefHeading___Toc441230987" text:style-name="Index_20_Link" text:visited-style-name="Index_20_Link"><text:span text:style-name="Index_20_Link"><text:span text:style-name="T3">3</text:span></text:span></text:a></text:p>
          <text:p text:style-name="P55"><text:span text:style-name="T3">3.2<text:tab/>Hardware Interfaces<text:tab/></text:span><text:a xlink:type="simple" xlink:href="#__RefHeading___Toc441230988" text:style-name="Index_20_Link" text:visited-style-name="Index_20_Link"><text:span text:style-name="Index_20_Link"><text:span text:style-name="T3">3</text:span></text:span></text:a></text:p>
          <text:p text:style-name="P55"><text:span text:style-name="T3">3.3<text:tab/>Software Interfaces<text:tab/></text:span><text:a xlink:type="simple" xlink:href="#__RefHeading___Toc441230989" text:style-name="Index_20_Link" text:visited-style-name="Index_20_Link"><text:span text:style-name="Index_20_Link"><text:span text:style-name="T3">3</text:span></text:span></text:a></text:p>
          <text:p text:style-name="P55"><text:span text:style-name="T3">3.4<text:tab/>Communications Interfaces<text:tab/></text:span><text:a xlink:type="simple" xlink:href="#__RefHeading___Toc441230990" text:style-name="Index_20_Link" text:visited-style-name="Index_20_Link"><text:span text:style-name="Index_20_Link"><text:span text:style-name="T3">3</text:span></text:span></text:a></text:p>
          <text:p text:style-name="Contents_20_1"><text:span text:style-name="T1">4.<text:tab/>System Features<text:tab/></text:span><text:a xlink:type="simple" xlink:href="#__RefHeading___Toc441230991" text:style-name="Index_20_Link" text:visited-style-name="Index_20_Link"><text:span text:style-name="Index_20_Link"><text:span text:style-name="T1">4</text:span></text:span></text:a></text:p>
          <text:p text:style-name="P55"><text:span text:style-name="T3">4.1<text:tab/>System Feature 1<text:tab/></text:span><text:a xlink:type="simple" xlink:href="#__RefHeading___Toc441230992" text:style-name="Index_20_Link" text:visited-style-name="Index_20_Link"><text:span text:style-name="Index_20_Link"><text:span text:style-name="T3">4</text:span></text:span></text:a></text:p>
          <text:p text:style-name="P55"><text:span text:style-name="T3">4.2<text:tab/>System Feature 2 (and so on)<text:tab/></text:span><text:a xlink:type="simple" xlink:href="#__RefHeading___Toc441230993" text:style-name="Index_20_Link" text:visited-style-name="Index_20_Link"><text:span text:style-name="Index_20_Link"><text:span text:style-name="T3">4</text:span></text:span></text:a></text:p>
          <text:p text:style-name="Contents_20_1"><text:span text:style-name="T1">5.<text:tab/>Other Nonfunctional Requirements<text:tab/></text:span><text:a xlink:type="simple" xlink:href="#__RefHeading___Toc441230994" text:style-name="Index_20_Link" text:visited-style-name="Index_20_Link"><text:span text:style-name="Index_20_Link"><text:span text:style-name="T1">4</text:span></text:span></text:a></text:p>
          <text:p text:style-name="P55"><text:span text:style-name="T3">5.1<text:tab/>Performance Requirements<text:tab/></text:span><text:a xlink:type="simple" xlink:href="#__RefHeading___Toc441230995" text:style-name="Index_20_Link" text:visited-style-name="Index_20_Link"><text:span text:style-name="Index_20_Link"><text:span text:style-name="T3">4</text:span></text:span></text:a></text:p>
          <text:p text:style-name="P55"><text:span text:style-name="T3">5.2<text:tab/>Safety Requirements<text:tab/></text:span><text:a xlink:type="simple" xlink:href="#__RefHeading___Toc441230996" text:style-name="Index_20_Link" text:visited-style-name="Index_20_Link"><text:span text:style-name="Index_20_Link"><text:span text:style-name="T3">5</text:span></text:span></text:a></text:p>
          <text:p text:style-name="P55"><text:span text:style-name="T3">5.3<text:tab/>Security Requirements<text:tab/></text:span><text:a xlink:type="simple" xlink:href="#__RefHeading___Toc441230997" text:style-name="Index_20_Link" text:visited-style-name="Index_20_Link"><text:span text:style-name="Index_20_Link"><text:span text:style-name="T3">5</text:span></text:span></text:a></text:p>
          <text:p text:style-name="P55"><text:span text:style-name="T3">5.4<text:tab/>Software Quality Attributes<text:tab/></text:span><text:a xlink:type="simple" xlink:href="#__RefHeading___Toc441230998" text:style-name="Index_20_Link" text:visited-style-name="Index_20_Link"><text:span text:style-name="Index_20_Link"><text:span text:style-name="T3">5</text:span></text:span></text:a></text:p>
          <text:p text:style-name="P55"><text:span text:style-name="T3">5.5<text:tab/>Business Rules<text:tab/></text:span><text:a xlink:type="simple" xlink:href="#__RefHeading___Toc441230999" text:style-name="Index_20_Link" text:visited-style-name="Index_20_Link"><text:span text:style-name="Index_20_Link"><text:span text:style-name="T3">5</text:span></text:span></text:a></text:p>
          <text:p text:style-name="Contents_20_1"><text:span text:style-name="T1">6.<text:tab/>Other Requirements<text:tab/></text:span><text:a xlink:type="simple" xlink:href="#__RefHeading___Toc441231000" text:style-name="Index_20_Link" text:visited-style-name="Index_20_Link"><text:span text:style-name="Index_20_Link"><text:span text:style-name="T1">5</text:span></text:span></text:a></text:p>
          <text:p text:style-name="Contents_20_1"><text:span text:style-name="T1">Appendix A: Glossary<text:tab/></text:span><text:a xlink:type="simple" xlink:href="#__RefHeading___Toc441231001" text:style-name="Index_20_Link" text:visited-style-name="Index_20_Link"><text:span text:style-name="Index_20_Link"><text:span text:style-name="T1">5</text:span></text:span></text:a></text:p>
          <text:p text:style-name="Contents_20_1"><text:span text:style-name="T1">Appendix B: Analysis Models<text:tab/></text:span><text:a xlink:type="simple" xlink:href="#__RefHeading___Toc441231002" text:style-name="Index_20_Link" text:visited-style-name="Index_20_Link"><text:span text:style-name="Index_20_Link"><text:span text:style-name="T1">5</text:span></text:span></text:a></text:p>
          <text:p text:style-name="Contents_20_1"><text:span text:style-name="T1">Appendix C: To Be Determined List<text:tab/></text:span><text:a xlink:type="simple" xlink:href="#__RefHeading___Toc441231003" text:style-name="Index_20_Link" text:visited-style-name="Index_20_Link"><text:span text:style-name="Index_20_Link"><text:span text:style-name="T1">6</text:span></text:span></text:a></text:p>
        </text:index-body>
      </text:table-of-content>
      <text:p text:style-name="P2"/>
      <text:p text:style-name="P2"/>
      <text:p text:style-name="P56"><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Name</text:p>
          </table:table-cell>
          <table:table-cell table:style-name="Table1.B1" office:value-type="string">
            <text:p text:style-name="P24">Date</text:p>
          </table:table-cell>
          <table:table-cell table:style-name="Table1.B1" office:value-type="string">
            <text:p text:style-name="P24">Reason For Changes</text:p>
          </table:table-cell>
          <table:table-cell table:style-name="Table1.D1" office:value-type="string">
            <text:p text:style-name="P24">Version</text:p>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6"/>
          </table:table-cell>
          <table:table-cell table:style-name="Table1.D2" office:value-type="string">
            <text:p text:style-name="P26"/>
          </table:table-cell>
        </table:table-row>
        <table:table-row table:style-name="Table1.1">
          <table:table-cell table:style-name="Table1.A3" office:value-type="string">
            <text:p text:style-name="P26"/>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
      <text:p text:style-name="P3"/>
      <text:p text:style-name="P3"/>
      <text:h text:style-name="P45" text:outline-level="1"><text:bookmark-start text:name="__RefHeading___Toc441230972"/>Introduction<text:bookmark-end text:name="__RefHeading___Toc441230972"/></text:h>
      <text:h text:style-name="P46" text:outline-level="2"><text:bookmark-start text:name="__RefHeading___Toc441230973"/>Purpose<text:bookmark-end text:name="__RefHeading___Toc441230973"/> </text:h>
      <text:p text:style-name="Text_20_body"><text:span text:style-name="T2">Retail Management is the process which helps the customers to procure the desired merchandise form the retail stores for their personal use. It includes all the steps required to bring the customers into the store and fulfill their buying needs.Retail management saves time and ensures the customers easily locate their desired merchandise and return home satisfied.</text:span></text:p>
      <text:h text:style-name="P46" text:outline-level="2"><text:bookmark-start text:name="__RefHeading___Toc441230974"/>Document Conventions<text:bookmark-end text:name="__RefHeading___Toc441230974"/></text:h>
      <text:p text:style-name="P8"><text:span text:style-name="T1"> Main topics are bolded in a heading and are represented using whole numbers. </text:span></text:p>
      <text:p text:style-name="P4"> Sub topics and bullets are indented beneath the main topic heading with a decimal version of the whole number. </text:p>
      <text:p text:style-name="P8"><text:span text:style-name="T1"> All acronyms will be introduced with its full name, followed by its acronym in parenthesis. From this point forward, the acronym is used in place of the full word titles. </text:span></text:p>
      <text:p text:style-name="P4"> In the glossary in Appendix A, any acronyms used within this document are outlined in alphabetical order for easy reference.</text:p>
      <text:h text:style-name="P46" text:outline-level="2"><text:bookmark-start text:name="__RefHeading___Toc441230975"/>Intended Audience and Reading Suggestions<text:bookmark-end text:name="__RefHeading___Toc441230975"/></text:h>
      <text:p text:style-name="P8"><text:span text:style-name="T1">The intended audiences of this document are Dr. Chen, who is the client, software engineers, the spring 2009 CS5391 software engineering class and for anyone who has interest in software engineering.</text:span></text:p>
      <text:h text:style-name="P46" text:outline-level="2"><text:bookmark-start text:name="__RefHeading___Toc441230976"/>Product Scope<text:bookmark-end text:name="__RefHeading___Toc441230976"/></text:h>
      <text:p text:style-name="Text_20_body"><text:span text:style-name="T1">The Retail Management program enables the graduates to enter into the field of retailing. The retail management students are in high demand as they have the ability to handle administration of the stores and thereby handling the store sales and managing profitability. </text:span>By the year 2020 a huge growth is expected in the Indian retail sector. Due to the increasing demand of the retail management professionals various institutions have stepped forward to offer MBA in retail management. </text:p>
      <text:h text:style-name="P46" text:outline-level="2"><text:bookmark-start text:name="__RefHeading___Toc441230977"/>References<text:bookmark-end text:name="__RefHeading___Toc441230977"/></text:h>
      <text:p text:style-name="P4">Some of the references used for preparing the vision document include:</text:p>
      <text:p text:style-name="P4">1. http://inkboard.sourceforge.net/docs/VisionDocument.pdf </text:p>
      <text:p text:style-name="P4">2. www.orbitz.com </text:p>
      <text:p text:style-name="P4">3. IEEE document for Software Requirements Specifications </text:p>
      <text:p text:style-name="P4">4. Dia software is used to generate the use case diagrams </text:p>
      <text:p text:style-name="P4">5. MSE Portfolio presentation I lecture by Dr. Deloach, on the CIS website</text:p>
      <text:h text:style-name="P44" text:outline-level="1"><text:bookmark-start text:name="__RefHeading___Toc441230978"/><text:soft-page-break/>Overall Description<text:bookmark-end text:name="__RefHeading___Toc441230978"/></text:h>
      <text:h text:style-name="P46" text:outline-level="2"><text:bookmark-start text:name="__RefHeading___Toc441230979"/>Product Perspective<text:bookmark-end text:name="__RefHeading___Toc441230979"/></text:h>
      <text:p text:style-name="template"><text:span text:style-name="T4">Levy defines retailing as “a set of business activities that adds value to the products and services sold to consumers for their personal or family use.” Managing this activity involves leveraging business processes and </text:span><text:span text:style-name="T5">strategy</text:span><text:span text:style-name="T4"> that add value to the customer and the products or services they desire.</text:span></text:p>
      <text:h text:style-name="P48" text:outline-level="2">Product Functions</text:h>
      <text:h text:style-name="P48" text:outline-level="2" text:is-list-header="true"><text:span text:style-name="T14">This section provides the functional overview of the product. The project will require the PHP as a front end and at the back end the database MYSQL will be running. Various functional modules that can be implemented by the product will be </text:span></text:h>
      <text:p text:style-name="P10">1. Login</text:p>
      <text:p text:style-name="P10">2. Validation</text:p>
      <text:p text:style-name="P10">3. <text:span text:style-name="T12">view availability</text:span></text:p>
      <text:p text:style-name="P10">4. <text:span text:style-name="T12">order products</text:span></text:p>
      <text:p text:style-name="P10"/>
      <text:p text:style-name="P10">1<text:span text:style-name="T22">)</text:span> Login:</text:p>
      <text:p text:style-name="P10"/>
      <text:p text:style-name="P10"><text:span text:style-name="T22">Shopkeeper</text:span> logins by entering customer name &amp; a login pin.</text:p>
      <text:p text:style-name="P10"/>
      <text:p text:style-name="P10">2<text:span text:style-name="T22">)</text:span> Validation:</text:p>
      <text:p text:style-name="P10"/>
      <text:p text:style-name="P10">When a <text:span text:style-name="T22">Shopkeeper</text:span> enters the <text:s/><text:span text:style-name="T13">login credentials</text:span>, it must be <text:span text:style-name="T13">verified</text:span>. Then <text:span text:style-name="T22">Shopkeeper</text:span> is allowed to <text:span text:style-name="T13">check</text:span> the <text:span text:style-name="T13">availability of the products </text:span>. <text:span text:style-name="T13">After validation Shopkeeper can order the unavailable products.</text:span> </text:p>
      <text:p text:style-name="P10"/>
      <text:p text:style-name="P14">3) View Avilability:</text:p>
      <text:p text:style-name="P14"/>
      <text:p text:style-name="P14">Shopkeeper Can Check the available and not available products. And related vendors which provides the that unavailable product.</text:p>
      <text:p text:style-name="P13"/>
      <text:p text:style-name="P14">4) Order products:</text:p>
      <text:p text:style-name="P14"/>
      <text:p text:style-name="P14">Shopkeeper Can order any product from different vendors, and then can update the details on this system related to every order. And also updates the payment info.</text:p>
      <text:h text:style-name="P46" text:outline-level="2"><text:bookmark-start text:name="__RefHeading___Toc441230981"/>User Classes and Characteristics<text:bookmark-end text:name="__RefHeading___Toc441230981"/></text:h>
      <text:p text:style-name="P22"><text:span text:style-name="T18">Store Class:</text:span><text:span text:style-name="T1"> </text:span></text:p>
      <text:p text:style-name="P22"><text:span text:style-name="T1">Manage all the operations of store.</text:span></text:p>
      <text:p text:style-name="P22"><text:span text:style-name="T1"/></text:p>
      <text:p text:style-name="P22"><text:span text:style-name="T18">stock Class: </text:span></text:p>
      <text:p text:style-name="P22"><text:span text:style-name="T1">manage all the operations of stock.</text:span></text:p>
      <text:p text:style-name="P22"><text:span text:style-name="T1"/></text:p>
      <text:p text:style-name="P22"><text:soft-page-break/><text:span text:style-name="T18">product class:</text:span><text:span text:style-name="T1"> </text:span></text:p>
      <text:p text:style-name="P22"><text:span text:style-name="T1">manage all the operation of products.</text:span></text:p>
      <text:p text:style-name="P22"><text:span text:style-name="T1"/></text:p>
      <text:p text:style-name="P22"><text:span text:style-name="T18">Retail Price class:</text:span><text:span text:style-name="T1"> </text:span></text:p>
      <text:p text:style-name="P22"><text:span text:style-name="T1">manage the operations of retail price. </text:span></text:p>
      <text:p text:style-name="P22"><text:span text:style-name="T1"/></text:p>
      <text:p text:style-name="P22"><text:span text:style-name="T18">Bill class:</text:span></text:p>
      <text:p text:style-name="P22"><text:span text:style-name="T1"><text:s/>manage all the operations of bill.</text:span></text:p>
      <text:p text:style-name="P22"><text:span text:style-name="T1"/></text:p>
      <text:p text:style-name="P22"><text:span text:style-name="T18">Billing Counter class:</text:span></text:p>
      <text:p text:style-name="P11"><text:span text:style-name="T16"><text:s/>manage all the operations of <text:s/>billing counter.</text:span></text:p>
      <text:h text:style-name="P49" text:outline-level="2">Operating Environment</text:h>
      <text:p text:style-name="P15"><text:span text:style-name="T24">Trade Management</text:span> has chosen the following elements of the environment for <text:span text:style-name="T23"><text:s/></text:span>Management:</text:p>
      <text:p text:style-name="P15"/>
      <text:p text:style-name="P15">1. Any windows operating system.</text:p>
      <text:p text:style-name="P15"/>
      <text:p text:style-name="P15">2. The PHP must be installed. For the database handling MYSQL must be installed. These products are open source products.</text:p>
      <text:p text:style-name="P15"/>
      <text:p text:style-name="P15">3. The final application must be packaged in a set up program, so that the products can be easily installed on machines. This application must be networked to corresponding banks. </text:p>
      <text:h text:style-name="P46" text:outline-level="2"><text:bookmark-start text:name="__RefHeading___Toc441230983"/>Design and Implementation Constraints<text:bookmark-end text:name="__RefHeading___Toc441230983"/></text:h>
      <text:p text:style-name="P61">The system should be compatible enough to hold the general traffic. It should not get hang or show some other problems arising out due to large no of concurrent users. The system should be fast enough to meet the customer. The high and low temperature should not affect the performance of the device. </text:p>
      <text:p text:style-name="P61"/>
      <text:list xml:id="list3155568424" text:style-name="WW8Num9">
        <text:list-item>
          <text:p text:style-name="P59">The <text:span text:style-name="T25">Offline</text:span> <text:span text:style-name="T23">Inventory</text:span> System is connected to the computer and is running all 24hours a day.</text:p>
        </text:list-item>
      </text:list>
      <text:p text:style-name="P61"/>
      <text:list xml:id="list161850972021077" text:continue-numbering="true" text:style-name="WW8Num9">
        <text:list-item>
          <text:p text:style-name="P59">The <text:span text:style-name="T25">Shopkeepers</text:span> must have their correct usernames and passwords to enter into the<text:span text:style-name="T23"> Trade management </text:span><text:s/>System.</text:p>
        </text:list-item>
      </text:list>
      <text:p text:style-name="P63"/>
      <text:p text:style-name="P62">Design Constraints:</text:p>
      <text:p text:style-name="P62"/>
      <text:list xml:id="list1812986578" text:style-name="WW8Num2">
        <text:list-item>
          <text:p text:style-name="P60">Software Language Used</text:p>
        </text:list-item>
      </text:list>
      <text:p text:style-name="P63"><text:tab/><text:span text:style-name="T25">CSS and PHP is used to design the overall functions of the software.</text:span></text:p>
      <text:p text:style-name="P61"/>
      <text:list xml:id="list161852307679917" text:continue-numbering="true" text:style-name="WW8Num2">
        <text:list-item>
          <text:p text:style-name="P60">Database design</text:p>
        </text:list-item>
      </text:list>
      <text:p text:style-name="P63"><text:tab/>In our database design, we give names to data flows, processes and data stores. Although the names are descriptive of data, they do not give details. So following DFD, our interest is to build some details of the contents of data flows, processes and data store. A data dictionary is a structured repository of data about data. It is a set of rigorous definitions of all DFD data elements and data structures.</text:p>
      <text:h text:style-name="P46" text:outline-level="2">User Documentation<text:span text:style-name="T1">. </text:span></text:h>
      <text:p text:style-name="P37"/>
      <text:list xml:id="list3600315767" text:style-name="WW8Num3">
        <text:list-item>
          <text:p text:style-name="P16">There will be <text:span text:style-name="T23">support system </text:span><text:s/>in a <text:span text:style-name="T23">inventory system</text:span> for more details.</text:p>
        </text:list-item>
      </text:list>
      <text:p text:style-name="P37"><text:soft-page-break/></text:p>
      <text:list xml:id="list161852230971231" text:continue-numbering="true" text:style-name="WW8Num3">
        <text:list-item>
          <text:p text:style-name="P16">A Help icon will appear in the upper right corner of the application at all times. When a user clicks on this icon, a help center article provided by ARS will open in an external browser to provide users with additional instruction.</text:p>
        </text:list-item>
      </text:list>
      <text:h text:style-name="P46" text:outline-level="2"><text:bookmark-start text:name="__RefHeading___Toc441230985"/>Assumptions and Dependencies<text:bookmark-end text:name="__RefHeading___Toc441230985"/></text:h>
      <text:p text:style-name="P5">There are no assumptions as of now.</text:p>
      <text:h text:style-name="P44" text:outline-level="1"><text:bookmark-start text:name="__RefHeading___Toc441230986"/>External Interface Requirements<text:bookmark-end text:name="__RefHeading___Toc441230986"/></text:h>
      <text:h text:style-name="P46" text:outline-level="2"><text:bookmark-start text:name="__RefHeading___Toc441230987"/>User Interfaces<text:bookmark-end text:name="__RefHeading___Toc441230987"/></text:h>
      <text:p text:style-name="P5"><text:span text:style-name="T20">The Interface systems must be reliable to shopkeepers.</text:span><text:span text:style-name="T19">This is interface must be highly intuitive or interactive because there will not be an assistance for the user who is operating the System. At most of the places help desk should be provided for user’s convenience. <text:s/>Also the pin and password confidentiality should be maintained, This can be done by using asterisks at the password panel. Proper security messages should be displayed at most of the places.</text:span></text:p>
      <text:h text:style-name="P46" text:outline-level="2"><text:bookmark-start text:name="__RefHeading___Toc441230988"/>Hardware Interfaces<text:bookmark-end text:name="__RefHeading___Toc441230988"/></text:h>
      <text:p text:style-name="P12">Various interfaces for the product could be</text:p>
      <text:p text:style-name="P12">1. Touch screen/Monitor</text:p>
      <text:p text:style-name="P12">2. Keypad</text:p>
      <text:p text:style-name="P12">3. Continuous battery backup</text:p>
      <text:p text:style-name="P12">4. Printer which can produce the hard copy.</text:p>
      <text:p text:style-name="P12">5. Interface that connects the device to <text:span text:style-name="T23">inventory system’s </text:span>computer.</text:p>
      <text:p text:style-name="P12">6. An interface that can count currency notes.</text:p>
      <text:p text:style-name="P12"/>
      <text:p text:style-name="P20">Windows XP/2000 &amp; IIS server.</text:p>
      <text:p text:style-name="P20"/>
      <table:table table:name="Table2" table:style-name="Table2">
        <table:table-column table:style-name="Table2.A"/>
        <table:table-column table:style-name="Table2.B"/>
        <table:table-row table:style-name="Table2.1">
          <table:table-cell table:style-name="Table2.A1" office:value-type="string">
            <text:p text:style-name="P5">Drive description </text:p>
          </table:table-cell>
          <table:table-cell table:style-name="Table2.B1" office:value-type="string">
            <text:p text:style-name="P5">(25) LFF SAS/SATA/SSD per node for two-node configuration; (2) SFF SATA/SSD per node</text:p>
          </table:table-cell>
        </table:table-row>
        <table:table-row table:style-name="Table2.1">
          <table:table-cell table:style-name="Table2.A1" office:value-type="string">
            <text:p text:style-name="P5">Storage type</text:p>
            <text:p text:style-name="P5"/>
            <text:p text:style-name="P18"><text:tab/></text:p>
          </table:table-cell>
          <table:table-cell table:style-name="Table2.B1" office:value-type="string">
            <text:p text:style-name="P5">Hot-plug LFF 3.5-inch SAS; Hot-plug LFF 3.5-inch SATA; Hot-plug LFF 3.5-inch SATA SSD; Hot-plug SFF 2.5-inch SATA SSD; Hot-plug SFF 2.5-inch SAT</text:p>
          </table:table-cell>
        </table:table-row>
        <table:table-row table:style-name="Table2.1">
          <table:table-cell table:style-name="Table2.A1" office:value-type="string">
            <text:p text:style-name="P5">Cache</text:p>
          </table:table-cell>
          <table:table-cell table:style-name="Table2.B1" office:value-type="string">
            <text:p text:style-name="P5">25 MB L3; 20 MB L3; 15 MB L3; 10 MB L3</text:p>
          </table:table-cell>
        </table:table-row>
        <table:table-row table:style-name="Table2.1">
          <table:table-cell table:style-name="Table2.A1" office:value-type="string">
            <text:p text:style-name="P5">Processor family</text:p>
          </table:table-cell>
          <table:table-cell table:style-name="Table2.B1" office:value-type="string">
            <text:p text:style-name="P5">Intel Xeon E5-2400 v2 Processor Family; Intel Xeon E52400 Processor Family</text:p>
          </table:table-cell>
        </table:table-row>
        <table:table-row table:style-name="Table2.1">
          <table:table-cell table:style-name="Table2.A1" office:value-type="string">
            <text:p text:style-name="P5">Processor number</text:p>
          </table:table-cell>
          <table:table-cell table:style-name="Table2.B1" office:value-type="string">
            <text:p text:style-name="P5">1 or 2 per node</text:p>
          </table:table-cell>
        </table:table-row>
        <table:table-row table:style-name="Table2.1">
          <table:table-cell table:style-name="Table2.A1" office:value-type="string">
            <text:p text:style-name="P5">Compute nodes</text:p>
          </table:table-cell>
          <table:table-cell table:style-name="Table2.B1" office:value-type="string">
            <text:p text:style-name="P5">Up to 3</text:p>
          </table:table-cell>
        </table:table-row>
        <table:table-row table:style-name="Table2.1">
          <table:table-cell table:style-name="Table2.A1" office:value-type="string">
            <text:p text:style-name="P5">Processor core available</text:p>
          </table:table-cell>
          <table:table-cell table:style-name="Table2.B1" office:value-type="string">
            <text:p text:style-name="P5">8, 6, or 4</text:p>
          </table:table-cell>
        </table:table-row>
        <table:table-row table:style-name="Table2.1">
          <table:table-cell table:style-name="Table2.A1" office:value-type="string">
            <text:p text:style-name="P5">Processor speed</text:p>
          </table:table-cell>
          <table:table-cell table:style-name="Table2.B1" office:value-type="string">
            <text:p text:style-name="P5">2.5 GHz</text:p>
          </table:table-cell>
        </table:table-row>
        <table:table-row table:style-name="Table2.1">
          <table:table-cell table:style-name="Table2.A1" office:value-type="string">
            <text:p text:style-name="P5">Memory slots</text:p>
          </table:table-cell>
          <table:table-cell table:style-name="Table2.B1" office:value-type="string">
            <text:p text:style-name="P5">12 DIMM slots maximum per node; (6 DIMM slots per processor)</text:p>
          </table:table-cell>
        </table:table-row>
        <table:table-row table:style-name="Table2.1">
          <table:table-cell table:style-name="Table2.A1" office:value-type="string">
            <text:p text:style-name="P5">Maximum memory</text:p>
          </table:table-cell>
          <table:table-cell table:style-name="Table2.B1" office:value-type="string">
            <text:p text:style-name="P5">192 GB per node</text:p>
          </table:table-cell>
        </table:table-row>
        <text:soft-page-break/>
        <table:table-row table:style-name="Table2.1">
          <table:table-cell table:style-name="Table2.A1" office:value-type="string">
            <text:p text:style-name="P5">Memory type</text:p>
          </table:table-cell>
          <table:table-cell table:style-name="Table2.B1" office:value-type="string">
            <text:p text:style-name="P5">HP Smart Memory; DDR3 Registered (RDIMM)</text:p>
          </table:table-cell>
        </table:table-row>
        <table:table-row table:style-name="Table2.1">
          <table:table-cell table:style-name="Table2.A1" office:value-type="string">
            <text:p text:style-name="P5">Memory protection features</text:p>
          </table:table-cell>
          <table:table-cell table:style-name="Table2.B1" office:value-type="string">
            <text:p text:style-name="P5">Advanced ECC (multi-bit error protection), online spare, and memory lock-step mode</text:p>
          </table:table-cell>
        </table:table-row>
        <table:table-row table:style-name="Table2.1">
          <table:table-cell table:style-name="Table2.A1" office:value-type="string">
            <text:p text:style-name="P5">Network controllers</text:p>
          </table:table-cell>
          <table:table-cell table:style-name="Table2.B1" office:value-type="string">
            <text:p text:style-name="P5">HP Ethernet 10 Gb 2P 544i Adapter</text:p>
          </table:table-cell>
        </table:table-row>
        <table:table-row table:style-name="Table2.1">
          <table:table-cell table:style-name="Table2.A1" office:value-type="string">
            <text:p text:style-name="P5">Storage controllers</text:p>
          </table:table-cell>
          <table:table-cell table:style-name="Table2.B1" office:value-type="string">
            <text:p text:style-name="P5">HP Dynamic Smart Array B120i SATA RAID for controlling 2 SFF drives per node</text:p>
          </table:table-cell>
        </table:table-row>
        <table:table-row table:style-name="Table2.1">
          <table:table-cell table:style-name="Table2.A1" office:value-type="string">
            <text:p text:style-name="P5">Expansion slots</text:p>
          </table:table-cell>
          <table:table-cell table:style-name="Table2.B1" office:value-type="string">
            <text:p text:style-name="P5">1 Maximum; The low profile expansion slot can contain a storage controller for external attached storage (HBA or Smart Array Controller), networking options, or an HP I/O accelerator.</text:p>
          </table:table-cell>
        </table:table-row>
        <table:table-row table:style-name="Table2.1">
          <table:table-cell table:style-name="Table2.A1" office:value-type="string">
            <text:p text:style-name="P5">Management</text:p>
          </table:table-cell>
          <table:table-cell table:style-name="Table2.B1" office:value-type="string">
            <text:p text:style-name="P5">HP iLO Management, HP Insight Control</text:p>
          </table:table-cell>
        </table:table-row>
        <table:table-row table:style-name="Table2.1">
          <table:table-cell table:style-name="Table2.A1" office:value-type="string">
            <text:p text:style-name="P5">System fan features</text:p>
          </table:table-cell>
          <table:table-cell table:style-name="Table2.B1" office:value-type="string">
            <text:p text:style-name="P5">5 dual fans modules, shipped standard</text:p>
          </table:table-cell>
        </table:table-row>
        <table:table-row table:style-name="Table2.1">
          <table:table-cell table:style-name="Table2.A1" office:value-type="string">
            <text:p text:style-name="P19"/>
            <text:p text:style-name="P5">Power supply type</text:p>
          </table:table-cell>
          <table:table-cell table:style-name="Table2.B1" office:value-type="string">
            <text:p text:style-name="P5">Up to 4 power supplies; 750W and 1200W Common Slot hot-plug redundant power supply; (Up to 94 percent efficiency).</text:p>
          </table:table-cell>
        </table:table-row>
        <table:table-row table:style-name="Table2.1">
          <table:table-cell table:style-name="Table2.A1" office:value-type="string">
            <text:p text:style-name="P5">Graphic card</text:p>
          </table:table-cell>
          <table:table-cell table:style-name="Table2.B1" office:value-type="string">
            <text:p text:style-name="P5">Integrated Matrox G200 video standard; 1280 x 1024 (32 bpp); 1920 x 1200 (16 bpp)</text:p>
          </table:table-cell>
        </table:table-row>
        <table:table-row table:style-name="Table2.1">
          <table:table-cell table:style-name="Table2.A1" office:value-type="string">
            <text:p text:style-name="P5">Form factor of chassi</text:p>
          </table:table-cell>
          <table:table-cell table:style-name="Table2.B1" office:value-type="string">
            <text:p text:style-name="P5">4.3 U</text:p>
          </table:table-cell>
        </table:table-row>
      </table:table>
      <text:p text:style-name="P5"/>
      <text:p text:style-name="P5"/>
      <text:p text:style-name="P5">Windows 10/8.1/7</text:p>
      <text:p text:style-name="P5"/>
      <table:table table:name="Table3" table:style-name="Table3">
        <table:table-column table:style-name="Table3.A"/>
        <table:table-column table:style-name="Table3.B"/>
        <table:table-row table:style-name="Table3.1">
          <table:table-cell table:style-name="Table3.A1" office:value-type="string">
            <text:p text:style-name="P5">Type</text:p>
          </table:table-cell>
          <table:table-cell table:style-name="Table3.B1" office:value-type="string">
            <text:p text:style-name="P5">Desktop or laptop</text:p>
          </table:table-cell>
        </table:table-row>
        <table:table-row table:style-name="Table3.1">
          <table:table-cell table:style-name="Table3.A1" office:value-type="string">
            <text:p text:style-name="P5">OS</text:p>
          </table:table-cell>
          <table:table-cell table:style-name="Table3.B1" office:value-type="string">
            <text:p text:style-name="P5">Windows 10/8/7</text:p>
          </table:table-cell>
        </table:table-row>
        <table:table-row table:style-name="Table3.1">
          <table:table-cell table:style-name="Table3.A1" office:value-type="string">
            <text:p text:style-name="P5">Weight</text:p>
          </table:table-cell>
          <table:table-cell table:style-name="Table3.B1" office:value-type="string">
            <text:p text:style-name="P5">500g</text:p>
          </table:table-cell>
        </table:table-row>
        <table:table-row table:style-name="Table3.1">
          <table:table-cell table:style-name="Table3.A1" office:value-type="string">
            <text:p text:style-name="P5">Product Dimensions</text:p>
          </table:table-cell>
          <table:table-cell table:style-name="Table3.B1" office:value-type="string">
            <text:p text:style-name="P5">12.59" x 15.76" x 7.28"</text:p>
          </table:table-cell>
        </table:table-row>
        <table:table-row table:style-name="Table3.1">
          <table:table-cell table:style-name="Table3.A1" office:value-type="string">
            <text:p text:style-name="P5">Internal Memory</text:p>
          </table:table-cell>
          <table:table-cell table:style-name="Table3.B1" office:value-type="string">
            <text:p text:style-name="P5">32GB UFS 3.0</text:p>
          </table:table-cell>
        </table:table-row>
        <table:table-row table:style-name="Table3.1">
          <table:table-cell table:style-name="Table3.A1" office:value-type="string">
            <text:p text:style-name="P5">Processor Speed, Type</text:p>
          </table:table-cell>
          <table:table-cell table:style-name="Table3.B1" office:value-type="string">
            <text:p text:style-name="P5"><text:s/>2.2GHz; Octa-Core</text:p>
          </table:table-cell>
        </table:table-row>
        <table:table-row table:style-name="Table3.1">
          <table:table-cell table:style-name="Table3.A1" office:value-type="string">
            <text:p text:style-name="P5">Storage</text:p>
          </table:table-cell>
          <table:table-cell table:style-name="Table3.B1" office:value-type="string">
            <text:p text:style-name="P5">1TB storage, no external memory slot</text:p>
          </table:table-cell>
        </table:table-row>
        <table:table-row table:style-name="Table3.1">
          <table:table-cell table:style-name="Table3.A1" office:value-type="string">
            <text:p text:style-name="P5">Battery</text:p>
          </table:table-cell>
          <table:table-cell table:style-name="Table3.B1" office:value-type="string">
            <text:p text:style-name="P5">Non-removable Li-Ion 4000 mAh battery</text:p>
          </table:table-cell>
        </table:table-row>
        <table:table-row table:style-name="Table3.1">
          <table:table-cell table:style-name="Table3.A1" office:value-type="string">
            <text:p text:style-name="P19"/>
            <text:p text:style-name="P5">Frequencies and Data Type</text:p>
          </table:table-cell>
          <table:table-cell table:style-name="Table3.B1" office:value-type="string">
            <text:p text:style-name="P5">Infra: 3G WCDMA,4G LTE FDD; 4G FDD LTE: B1(2100), B2(1900), B3(1800), B4(AWS), B5(850), B7(2600), B12(700), B17(700), B20(800)</text:p>
          </table:table-cell>
        </table:table-row>
        <table:table-row table:style-name="Table3.1">
          <table:table-cell table:style-name="Table3.A1" office:value-type="string">
            <text:p text:style-name="P5">Wi-Fi</text:p>
          </table:table-cell>
          <table:table-cell table:style-name="Table3.B1" office:value-type="string">
            <text:p text:style-name="P5">802.11 a/b/g/n/ac</text:p>
            <text:p text:style-name="P5">2.4g+5ghz, vht80 mimo</text:p>
          </table:table-cell>
        </table:table-row>
        <table:table-row table:style-name="Table3.1">
          <table:table-cell table:style-name="Table3.A1" office:value-type="string">
            <text:p text:style-name="P5">USB</text:p>
          </table:table-cell>
          <table:table-cell table:style-name="Table3.B1" office:value-type="string">
            <text:p text:style-name="P5">Usb 3.0,2.0</text:p>
          </table:table-cell>
        </table:table-row>
        <table:table-row table:style-name="Table3.1">
          <table:table-cell table:style-name="Table3.A1" office:value-type="string">
            <text:p text:style-name="P5">Bluetooth</text:p>
          </table:table-cell>
          <table:table-cell table:style-name="Table3.B1" office:value-type="string">
            <text:p text:style-name="P5">Bluetooth v4.1</text:p>
          </table:table-cell>
        </table:table-row>
        <table:table-row table:style-name="Table3.1">
          <table:table-cell table:style-name="Table3.A1" office:value-type="string">
            <text:p text:style-name="P5">Bluetooth Profiles</text:p>
          </table:table-cell>
          <table:table-cell table:style-name="Table3.B1" office:value-type="string">
            <text:p text:style-name="P5">A2DP, AVRCP, DI,HFP, HID, HOGP, HSP, MAP, OPP, PAN, PBAP</text:p>
          </table:table-cell>
        </table:table-row>
        <table:table-row table:style-name="Table3.1">
          <table:table-cell table:style-name="Table3.A1" office:value-type="string">
            <text:p text:style-name="P5">Main Display Resolution</text:p>
          </table:table-cell>
          <table:table-cell table:style-name="Table3.B1" office:value-type="string">
            <text:p text:style-name="P5">1920 x 1080 (FHD)</text:p>
          </table:table-cell>
        </table:table-row>
        <table:table-row table:style-name="Table3.1">
          <table:table-cell table:style-name="Table3.A1" office:value-type="string">
            <text:p text:style-name="P5">Main Display Technology</text:p>
          </table:table-cell>
          <table:table-cell table:style-name="Table3.B1" office:value-type="string">
            <text:p text:style-name="P5">In-Panel Screen</text:p>
          </table:table-cell>
        </table:table-row>
        <table:table-row table:style-name="Table3.1">
          <table:table-cell table:style-name="Table3.A1" office:value-type="string">
            <text:p text:style-name="P5">Color Depth</text:p>
          </table:table-cell>
          <table:table-cell table:style-name="Table3.B1" office:value-type="string">
            <text:p text:style-name="P5">32bpp, 16M colors</text:p>
          </table:table-cell>
        </table:table-row>
        <table:table-row table:style-name="Table3.1">
          <table:table-cell table:style-name="Table3.A1" office:value-type="string">
            <text:p text:style-name="P5">4.2.1.1.1 Sensor Type</text:p>
          </table:table-cell>
          <table:table-cell table:style-name="Table3.B1" office:value-type="string">
            <text:p text:style-name="P5">Fingerprint Sensor, Hall Sensor, Light Sensor, Proximity Sensor</text:p>
          </table:table-cell>
        </table:table-row>
      </table:table>
      <text:p text:style-name="P5"/>
      <text:h text:style-name="P46" text:outline-level="2"><text:bookmark-start text:name="__RefHeading___Toc441230989"/><text:soft-page-break/>Software Interfaces<text:bookmark-end text:name="__RefHeading___Toc441230989"/></text:h>
      <text:p text:style-name="P5">The application should run on a Windows XP/2000 Operating System. Since the </text:p>
      <text:p text:style-name="P5">application needs a database to store all the customer details, airline, motel and package </text:p>
      <text:p text:style-name="P5">information, SQL server 2000 would be used. <text:s/></text:p>
      <text:p text:style-name="P5">Visual Studio.NET 2003 would be used for creating the application. All the coding will </text:p>
      <text:p text:style-name="P5">be done in C#.</text:p>
      <text:p text:style-name="P5"/>
      <text:p text:style-name="P21">Windows Server 2016 Operating System</text:p>
      <text:p text:style-name="P21"/>
      <table:table table:name="Table4" table:style-name="Table4">
        <table:table-column table:style-name="Table4.A"/>
        <table:table-column table:style-name="Table4.B"/>
        <table:table-row table:style-name="Table4.1">
          <table:table-cell table:style-name="Table4.A1" office:value-type="string">
            <text:p text:style-name="P5">Processor</text:p>
          </table:table-cell>
          <table:table-cell table:style-name="Table4.B1" office:value-type="string">
            <text:p text:style-name="P5">2.2 GHz 64-bit processor</text:p>
          </table:table-cell>
        </table:table-row>
        <table:table-row table:style-name="Table4.1">
          <table:table-cell table:style-name="Table4.A1" office:value-type="string">
            <text:p text:style-name="P5">RAM</text:p>
          </table:table-cell>
          <table:table-cell table:style-name="Table4.B1" office:value-type="string">
            <text:p text:style-name="P5">8 GB</text:p>
          </table:table-cell>
        </table:table-row>
        <table:table-row table:style-name="Table4.1">
          <table:table-cell table:style-name="Table4.A1" office:value-type="string">
            <text:p text:style-name="P5">Disk space requirements</text:p>
          </table:table-cell>
          <table:table-cell table:style-name="Table4.B1" office:value-type="string">
            <text:p text:style-name="P5">32 GB</text:p>
          </table:table-cell>
        </table:table-row>
        <table:table-row table:style-name="Table4.1">
          <table:table-cell table:style-name="Table4.A1" office:value-type="string">
            <text:p text:style-name="P5">Throughput</text:p>
          </table:table-cell>
          <table:table-cell table:style-name="Table4.B1" office:value-type="string">
            <text:p text:style-name="P5">Ethernet adaptor with 2 GB throughput</text:p>
          </table:table-cell>
        </table:table-row>
        <table:table-row table:style-name="Table4.1">
          <table:table-cell table:style-name="Table4.A1" office:value-type="string">
            <text:p text:style-name="P5">File System</text:p>
          </table:table-cell>
          <table:table-cell table:style-name="Table4.B1" office:value-type="string">
            <text:p text:style-name="P5">ReFS</text:p>
          </table:table-cell>
        </table:table-row>
        <table:table-row table:style-name="Table4.1">
          <table:table-cell table:style-name="Table4.A1" office:value-type="string">
            <text:p text:style-name="P5">Communication</text:p>
          </table:table-cell>
          <table:table-cell table:style-name="Table4.B1" office:value-type="string">
            <text:p text:style-name="P5">Server Message Block (SMB) protocol, Transmission Control Protocol/Internet Protocol (TCP/IP) protocol</text:p>
          </table:table-cell>
        </table:table-row>
        <table:table-row table:style-name="Table4.1">
          <table:table-cell table:style-name="Table4.A1" office:value-type="string">
            <text:p text:style-name="P5">Memory</text:p>
          </table:table-cell>
          <table:table-cell table:style-name="Table4.B1" office:value-type="string">
            <text:p text:style-name="P5">NVDIMM-N</text:p>
          </table:table-cell>
        </table:table-row>
        <table:table-row table:style-name="Table4.8">
          <table:table-cell table:style-name="Table4.A1" office:value-type="string">
            <text:p text:style-name="P5">Encryption</text:p>
          </table:table-cell>
          <table:table-cell table:style-name="Table4.B1" office:value-type="string">
            <text:p text:style-name="P5">BitLocker</text:p>
          </table:table-cell>
        </table:table-row>
      </table:table>
      <text:p text:style-name="P5"><text:bookmark-start text:name="__RefHeading___Toc441230990"/><text:bookmark-end text:name="__RefHeading___Toc441230990"/></text:p>
      <text:h text:style-name="P44" text:outline-level="1"><text:bookmark-start text:name="__RefHeading___Toc441230991"/>System Features<text:bookmark-end text:name="__RefHeading___Toc441230991"/></text:h>
      <text:p text:style-name="P5">This section provides detailed requirements for the website design, including functional requirements.</text:p>
      <text:h text:style-name="P50" text:outline-level="3">Login</text:h>
      <text:p text:style-name="P32">Description and Priority: </text:p>
      <text:p text:style-name="P39"><text:s/><text:span text:style-name="T26">Shopkeeper Enrolls in the system for the first time as an administrator. After then only shopkeeper can use or control the whole system. </text:span></text:p>
      <text:p text:style-name="P5"><text:s/></text:p>
      <text:p text:style-name="P5"><text:s/><text:tab/>Inputs: <text:s text:c="2"/><text:tab/><text:tab/><text:tab/><text:span text:style-name="T31">Frequent Details of Sell reports</text:span></text:p>
      <text:p text:style-name="P5"><text:s/></text:p>
      <text:p text:style-name="P5"><text:s text:c="2"/><text:tab/>Source: <text:s text:c="2"/><text:tab/><text:tab/><text:tab/>All inputs are provided by <text:span text:style-name="T31">shopkeeper</text:span>. </text:p>
      <text:p text:style-name="P5"><text:s/></text:p>
      <text:p text:style-name="P5"><text:s/><text:tab/>Outputs: <text:s text:c="2"/><text:tab/><text:tab/><text:tab/><text:span text:style-name="T31">About the availability of the products</text:span>. </text:p>
      <text:p text:style-name="P5"><text:s/></text:p>
      <text:p text:style-name="P32">Destination: <text:tab/><text:tab/><text:tab/>The outputs are displayed on the screen as well as stored in the</text:p>
      <text:p text:style-name="P38"><text:s/>system.</text:p>
      <text:p text:style-name="P38"/>
      <text:p text:style-name="P32">Requires: <text:tab/><text:tab/><text:tab/><text:span text:style-name="T31">Every time the shopkeeper wants to use the system. He needs to enter the ID and PASSWORD</text:span> </text:p>
      <text:p text:style-name="P5"><text:s/></text:p>
      <text:p text:style-name="P5"><text:s/></text:p>
      <text:p text:style-name="P32">Post-Conditions: <text:tab/><text:tab/><text:span text:style-name="T31">Shopkeeper </text:span>is logged in to system, OR <text:span text:style-name="T31">He</text:span> is not logged in because</text:p>
      <text:p text:style-name="P38">he/she entered unrecognized information. </text:p>
      <text:p text:style-name="P5"><text:soft-page-break/><text:s/></text:p>
      <text:p text:style-name="P5"><text:s/><text:tab/>Side-Effects: <text:s text:c="2"/><text:tab/><text:tab/><text:tab/>None</text:p>
      <text:h text:style-name="P52" text:outline-level="3"><text:tab/></text:h>
      <text:p text:style-name="P20">4.1.2 Enrollment </text:p>
      <text:p text:style-name="P36"/>
      <text:p text:style-name="P35">Description and Priority: <text:s/><text:tab/><text:span text:style-name="T31">Firstly the software needs the registration of the administrator/ shopkeeper. After then it wont allow anyother user other than the shopkeepepr or the admin.</text:span></text:p>
      <text:p text:style-name="P35"><text:s/></text:p>
      <text:p text:style-name="P35">Inputs: Required: <text:tab/><text:tab/>First name, last name, <text:span text:style-name="T31">Login id </text:span><text:s/><text:span text:style-name="T31">and The password.</text:span></text:p>
      <text:p text:style-name="P38">Optional: phone number, credit card information and mailing</text:p>
      <text:p text:style-name="P38">address.</text:p>
      <text:p text:style-name="P38"/>
      <text:p text:style-name="P35">Source: <text:s/><text:tab/><text:tab/><text:tab/><text:span text:style-name="T31">all the data will be provided by the shopkeeper</text:span></text:p>
      <text:p text:style-name="P35"><text:s/></text:p>
      <text:p text:style-name="P35">Outputs: <text:s text:c="2"/><text:tab/><text:tab/><text:tab/><text:span text:style-name="T31">Availability of the products</text:span></text:p>
      <text:p text:style-name="P35"><text:s/></text:p>
      <text:p text:style-name="P35">Destination: <text:tab/><text:tab/><text:tab/><text:span text:style-name="T31">All the product informations about products</text:span></text:p>
      <text:p text:style-name="P39"><text:s/>also displays to the user via the screen. </text:p>
      <text:p text:style-name="P35"><text:s/></text:p>
      <text:p text:style-name="P35">Pre-Conditions: <text:tab/><text:tab/><text:span text:style-name="T31">None</text:span></text:p>
      <text:p text:style-name="P35"><text:s/></text:p>
      <text:p text:style-name="P35">Post-Conditions: <text:tab/><text:tab/><text:span text:style-name="T31">None</text:span></text:p>
      <text:p text:style-name="P35"><text:s/></text:p>
      <text:p text:style-name="P35">Side-Effects: <text:tab/><text:tab/><text:tab/>None</text:p>
      <text:p text:style-name="P5"/>
      <text:p text:style-name="P5"/>
      <text:p text:style-name="P20"/>
      <text:p text:style-name="P20"/>
      <text:p text:style-name="P20">4.1.3 <text:span text:style-name="T27">Check availability and Cost</text:span></text:p>
      <text:p text:style-name="P20"/>
      <text:p text:style-name="P32">Description and Priority: <text:s/><text:tab/>Th<text:span text:style-name="T27">e </text:span>required <text:s/><text:span text:style-name="T27">product </text:span>customer want to <text:span text:style-name="T27">order </text:span><text:s/><text:tab/><text:tab/><text:tab/><text:tab/><text:tab/><text:tab/><text:tab/>and show the <text:span text:style-name="T27">related product </text:span>after executing customer’s <text:tab/><text:tab/><text:tab/><text:tab/><text:tab/><text:tab/>requirement. </text:p>
      <text:p text:style-name="P32"/>
      <text:p text:style-name="P32">Inputs: <text:tab/><text:tab/><text:tab/>User information – the user must already be logged in. </text:p>
      <text:p text:style-name="P5"><text:s/></text:p>
      <text:p text:style-name="P32">Source: <text:tab/><text:tab/><text:tab/>Inputs are from the user as their account details.</text:p>
      <text:p text:style-name="P5"><text:s/></text:p>
      <text:p text:style-name="P32">Output: <text:tab/><text:tab/><text:tab/><text:span text:style-name="T28">Available products availability and cost should be displayed on <text:tab/><text:tab/><text:tab/><text:tab/><text:tab/>the screen </text:span>. </text:p>
      <text:p text:style-name="P5"><text:s/></text:p>
      <text:p text:style-name="P32">Destination: <text:tab/><text:tab/><text:tab/>The customer fill <text:span text:style-name="T28">the requirement of the product </text:span>.</text:p>
      <text:p text:style-name="P5"><text:s/></text:p>
      <text:p text:style-name="P32">Pre-Conditions: <text:tab/><text:tab/>The user must have an account with the website and must be</text:p>
      <text:p text:style-name="P38">logge.d in. </text:p>
      <text:p text:style-name="P5"><text:s/></text:p>
      <text:p text:style-name="P32">Post-Conditions: <text:tab/><text:tab/>Completion of this function guarantees that the user can <text:span text:style-name="T28">order <text:tab/><text:tab/><text:tab/><text:tab/><text:tab/>any product</text:span>. </text:p>
      <text:p text:style-name="P5"><text:s/></text:p>
      <text:p text:style-name="P32"/>
      <text:p text:style-name="P20">4.1.4 <text:s text:c="3"/><text:span text:style-name="T28">Order product </text:span></text:p>
      <text:p text:style-name="P20"><text:soft-page-break/></text:p>
      <text:p text:style-name="P32">Description and Priority: <text:tab/>The customer can <text:span text:style-name="T28">order ant available product</text:span>.</text:p>
      <text:p text:style-name="P32"><text:s/></text:p>
      <text:p text:style-name="P32">Inputs: <text:tab/><text:tab/><text:tab/>Check your Bank Account details <text:span text:style-name="T28">and type of payment</text:span>.</text:p>
      <text:p text:style-name="P5"><text:s/></text:p>
      <text:p text:style-name="P32">Source: <text:tab/><text:tab/><text:tab/>Inputs are from the Customer, which is</text:p>
      <text:p text:style-name="P38">retrieved by the system. </text:p>
      <text:p text:style-name="P5"><text:s/></text:p>
      <text:p text:style-name="P32">Outputs: <text:s text:c="2"/><text:tab/><text:tab/><text:tab/><text:span text:style-name="T28">successful/unsuccessful transaction.</text:span></text:p>
      <text:p text:style-name="P5"><text:s/></text:p>
      <text:p text:style-name="P38">. </text:p>
      <text:p text:style-name="P5"><text:s/></text:p>
      <text:p text:style-name="P32">Pre-Conditions: <text:tab/><text:tab/>The customer must have an account with the website and must <text:s/></text:p>
      <text:p text:style-name="P38">be logged in. The customer should not <text:span text:style-name="T28">order</text:span> before it. </text:p>
      <text:p text:style-name="P38"/>
      <text:p text:style-name="P38"/>
      <text:p text:style-name="P32">Post-Conditions: <text:tab/><text:tab/>Customer need to check the status of <text:span text:style-name="T28">order</text:span>. </text:p>
      <text:p text:style-name="P5"/>
      <text:p text:style-name="P38"/>
      <text:p text:style-name="P20"/>
      <text:p text:style-name="P20">4.1.5 Account Statement</text:p>
      <text:p text:style-name="P20"/>
      <text:p text:style-name="P32">Description &amp; Priority: <text:tab/><text:span text:style-name="T29">Cashier should </text:span>Check the Account details at every time.</text:p>
      <text:p text:style-name="P40"><text:s/></text:p>
      <text:p text:style-name="P5"><text:s/></text:p>
      <text:p text:style-name="P32">Inputs: <text:s text:c="2"/><text:tab/><text:tab/><text:tab/><text:span text:style-name="T29">All credential and information is provided by cashier.</text:span></text:p>
      <text:p text:style-name="P5"><text:s/></text:p>
      <text:p text:style-name="P32">Source: <text:s text:c="2"/><text:tab/><text:tab/><text:tab/>All inputs are provided by the <text:span text:style-name="T29">cashier</text:span>. </text:p>
      <text:p text:style-name="P5"><text:s/></text:p>
      <text:p text:style-name="P32">Outputs: <text:tab/><text:tab/><text:tab/><text:span text:style-name="T29">All the records ,sales and purchase of products and payment at <text:tab/><text:tab/><text:tab/><text:tab/><text:tab/>the screen.</text:span></text:p>
      <text:p text:style-name="P5"><text:s/></text:p>
      <text:p text:style-name="P32">Destination: <text:tab/><text:tab/><text:tab/>All outputs should display on the screen. </text:p>
      <text:p text:style-name="P5"><text:s/></text:p>
      <text:p text:style-name="P32">Pre-Conditions: <text:tab/><text:tab/>None. </text:p>
      <text:p text:style-name="P5"><text:s/></text:p>
      <text:p text:style-name="P32">Post-Conditions:<text:tab/><text:tab/><text:span text:style-name="T29">None.</text:span> </text:p>
      <text:p text:style-name="P5"><text:s/></text:p>
      <text:p text:style-name="P32">Side-Effects: <text:tab/><text:tab/><text:tab/>None.</text:p>
      <text:p text:style-name="P5"/>
      <text:p text:style-name="P12"><text:span text:style-name="T17">4.1.6 </text:span><text:span text:style-name="T21">Checking the Stock</text:span> </text:p>
      <text:p text:style-name="P23"><text:s text:c="4"/></text:p>
      <text:p text:style-name="P12"><text:tab/>Definition: <text:tab/><text:tab/><text:tab/><text:span text:style-name="T30">This allows</text:span> </text:p>
      <text:p text:style-name="P12"/>
      <text:p text:style-name="P12"><text:tab/>Inputs: <text:tab/><text:tab/><text:tab/>amount, target account and TAC. Also if he/she wants to enter <text:tab/><text:tab/><text:tab/><text:tab/><text:tab/>his/her e-mail, and select the current account or saving <text:tab/><text:tab/><text:tab/><text:tab/><text:tab/><text:tab/>account. </text:p>
      <text:p text:style-name="P12"/>
      <text:p text:style-name="P12"><text:tab/>Outputs: <text:tab/><text:tab/><text:tab/>The system will display Transfer Funds function for transfer <text:tab/><text:tab/><text:tab/><text:tab/><text:tab/>funds or Transfer History function for display the transaction <text:tab/><text:tab/><text:tab/><text:tab/><text:tab/>he/she done.</text:p>
      <text:p text:style-name="P23"><text:s/></text:p>
      <text:p text:style-name="P12"><text:tab/>Pre-conditions: <text:tab/><text:tab/>The customer must be a valid customer and signed in the <text:tab/><text:tab/><text:tab/><text:tab/><text:tab/><text:tab/>system. </text:p>
      <text:p text:style-name="P12"><text:soft-page-break/></text:p>
      <text:p text:style-name="P12"/>
      <text:p text:style-name="P12"><text:tab/>Post conditions: <text:tab/><text:tab/>The customer clicks on the logout button or select other<text:tab/><text:tab/><text:tab/><text:tab/><text:tab/><text:tab/>functionality options.<text:span text:style-name="T1"> </text:span></text:p>
      <text:p text:style-name="P32"><text:tab/><text:tab/></text:p>
      <text:p text:style-name="P5"><text:s/></text:p>
      <text:p text:style-name="P20"><text:s/>4.1.7 View Account</text:p>
      <text:p text:style-name="P20"/>
      <text:p text:style-name="P12"><text:span text:style-name="T17"><text:tab/></text:span><text:span text:style-name="T1">Description &amp; Priority: <text:tab/></text:span>View Account allows to a customer to view today’s up-to-the <text:tab/><text:tab/><text:tab/><text:tab/><text:tab/>minute balance information on deposit (saving/current), credit <text:tab/><text:tab/><text:tab/><text:tab/><text:tab/>card, etc. The customer can also view transaction history with <text:tab/><text:tab/><text:tab/><text:tab/><text:tab/>retention period up to a maximum of 90 days. Within this <text:tab/><text:tab/><text:tab/><text:tab/><text:tab/><text:tab/>feature, the customer can request for account such as “view <text:tab/><text:tab/><text:tab/><text:tab/><text:tab/><text:tab/>online, by e-mail or by post option. But the customer most be <text:tab/><text:tab/><text:tab/><text:tab/><text:tab/>logged in the internet banking. </text:p>
      <text:p text:style-name="P5"><text:tab/></text:p>
      <text:p text:style-name="P12"><text:span text:style-name="T1"><text:tab/>Inputs: <text:tab/><text:tab/><text:tab/></text:span>There are not inputs in this function</text:p>
      <text:p text:style-name="P23"><text:s/></text:p>
      <text:p text:style-name="P33"><text:span text:style-name="T1">Output:<text:tab/><text:tab/><text:tab/></text:span>The system will show the View Account page and display a <text:tab/><text:tab/><text:tab/><text:tab/><text:tab/>message” Please click on the respective account/card types for <text:tab/><text:tab/><text:tab/><text:tab/><text:tab/>more details. Customer can choose current account or saving <text:tab/><text:tab/><text:tab/><text:tab/><text:tab/>account for more details. <text:span text:style-name="T1"><text:s/></text:span></text:p>
      <text:p text:style-name="P5"><text:s/></text:p>
      <text:p text:style-name="P5"/>
      <text:p text:style-name="P33"><text:span text:style-name="T1">Pre-Conditions: <text:tab/><text:tab/></text:span>The customer must be a valid customer and signed in the <text:tab/><text:tab/><text:tab/><text:tab/><text:tab/><text:tab/>system.</text:p>
      <text:p text:style-name="P34"><text:s/></text:p>
      <text:p text:style-name="P33"><text:span text:style-name="T1">Post-Conditions: <text:tab/><text:tab/></text:span>The customer clicks on the logout button or select other <text:tab/><text:tab/><text:tab/><text:tab/><text:tab/><text:tab/>functionality options.</text:p>
      <text:p text:style-name="P33"><text:tab/></text:p>
      <text:p text:style-name="P20">4.1.8 Account Log out</text:p>
      <text:p text:style-name="P20"/>
      <text:p text:style-name="P5"><text:tab/>Description &amp; Priority: <text:tab/>The Logout section provides a way for the user to securely log</text:p>
      <text:p text:style-name="P38">out of the system. This process will save all user operations</text:p>
      <text:p text:style-name="P38">when he/she exits the system. If a user wishes to continue</text:p>
      <text:p text:style-name="P38">accessing the website, he/she must log-in again to access user</text:p>
      <text:p text:style-name="P38">features. </text:p>
      <text:p text:style-name="P5"><text:s/></text:p>
      <text:p text:style-name="P32">Inputs: <text:tab/><text:tab/><text:tab/>None. </text:p>
      <text:p text:style-name="P5"><text:s/></text:p>
      <text:p text:style-name="P32">Source: <text:tab/><text:tab/><text:tab/>N/A </text:p>
      <text:p text:style-name="P5"><text:s/></text:p>
      <text:p text:style-name="P32">Outputs: <text:tab/><text:tab/><text:tab/>Notification that the user is logged out. </text:p>
      <text:p text:style-name="P5"><text:s/></text:p>
      <text:p text:style-name="P32">Destination: <text:tab/><text:tab/><text:tab/>User is notified by display to screen. </text:p>
      <text:p text:style-name="P5"><text:s/></text:p>
      <text:p text:style-name="P32">Pre-Conditions: <text:tab/><text:tab/>User is logged in to the system. </text:p>
      <text:p text:style-name="P5"><text:s/></text:p>
      <text:p text:style-name="P32">Post-Conditions: <text:tab/><text:tab/>User is logged out of the system. </text:p>
      <text:p text:style-name="P5"><text:s/></text:p>
      <text:p text:style-name="P32">Side-Effects: <text:tab/><text:tab/><text:tab/>The system clears the session state for the user once logout is</text:p>
      <text:p text:style-name="P38">complete</text:p>
      <text:h text:style-name="P46" text:outline-level="2"><text:bookmark-start text:name="__RefHeading___Toc441230992"/><text:soft-page-break/>System Feature 1<text:bookmark-end text:name="__RefHeading___Toc441230992"/></text:h>
      <text:p text:style-name="P58">&lt;Don’t really say “System Feature 1.” State the feature name in just a few words.&gt;</text:p>
      <text:p text:style-name="P43">4.1.1<text:tab/>Description and Priority</text:p>
      <text:p text:style-name="P64">&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43">4.1.2<text:tab/>Stimulus/Response Sequences</text:p>
      <text:p text:style-name="P64">&lt;List the sequences of user actions and system responses that stimulate the behavior defined for this feature. These will correspond to the dialog elements associated with use cases.&gt;</text:p>
      <text:p text:style-name="P43">4.1.3<text:tab/>Functional Requirements</text:p>
      <text:p text:style-name="P64">&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64"/>
      <text:p text:style-name="P64">&lt;Each requirement should be uniquely identified with a sequence number or a meaningful tag of some kind.&gt;</text:p>
      <text:p text:style-name="P64"/>
      <text:p text:style-name="requirement">REQ-1:<text:tab/></text:p>
      <text:p text:style-name="requirement">REQ-2:<text:tab/></text:p>
      <text:h text:style-name="P46" text:outline-level="2"><text:bookmark-start text:name="__RefHeading___Toc441230993"/>System Feature 2 (and so on)<text:bookmark-end text:name="__RefHeading___Toc441230993"/></text:h>
      <text:h text:style-name="P44" text:outline-level="1"><text:bookmark-start text:name="__RefHeading___Toc441230994"/>Other Nonfunctional Requirements<text:bookmark-end text:name="__RefHeading___Toc441230994"/></text:h>
      <text:h text:style-name="P46" text:outline-level="2"><text:bookmark-start text:name="__RefHeading___Toc441230995"/>Performance Requirements<text:bookmark-end text:name="__RefHeading___Toc441230995"/></text:h>
      <text:p text:style-name="Standard">Performance requirements need to be considered along with other types of quality attributes (e.g., reliability, robustness, security and usability as well as availability, interoperability, safety, efficiency and flexibility). Some quality attributes can conflict with one another and require the business to make tradeoffs. One example is among different types of performance requirements: High throughput performance (ability to process a large volume of transitions within a timeframe) can degrade response time. Or, battery life on a hardware device (another performance requirement) can impact strength of the lighting on a visual display, potentially degrading usability.</text:p>
      <text:h text:style-name="P46" text:outline-level="2"><text:bookmark-start text:name="__RefHeading___Toc441230996"/>Safety Requirements<text:bookmark-end text:name="__RefHeading___Toc441230996"/></text:h>
      <text:p text:style-name="P8">Software system safety is a subset of system safety and system engineering and is synonymous with the software engineering aspects of Functional Safety. As part of the total safety and software development program, software cannot be allowed to function independently of the total effort. Both simple and highly integrated multiple systems are experiencing an extraordinary growth in the use of computers and software to monitor and/or control safety-critical subsystems or functions. A <text:span text:style-name="T10">software specification</text:span> error, design flaw, or the lack of generic safety-critical requirements can <text:soft-page-break/>contribute to or cause a system failure or erroneous human decision. To achieve an acceptable level of safety for software used in critical applications, software system safety engineering must be given primary emphasis early in the requirements definition and system conceptual design process. Safety-critical software must then receive continuous management emphasis and engineering analysis throughout the <text:span text:style-name="T10">development and operational lifecycles</text:span> of the system.</text:p>
      <text:h text:style-name="P47" text:outline-level="2"><text:bookmark-start text:name="__RefHeading___Toc441230997"/>Security Requirements<text:bookmark-end text:name="__RefHeading___Toc441230997"/></text:h>
      <text:p text:style-name="P27"><text:span text:style-name="T6">1. Members of the Data Entry group can enter requests but can not approve or delete requests.</text:span></text:p>
      <text:p text:style-name="P27"><text:span text:style-name="T6">2.Members of the Managers group can enter or approve a request but can not delete requests.</text:span></text:p>
      <text:p text:style-name="P27"><text:span text:style-name="T6">3.Members of the Administrators group cannot enter or approve requests but can delete requests.</text:span></text:p>
      <text:p text:style-name="P6"/>
      <text:h text:style-name="P46" text:outline-level="2"><text:bookmark-start text:name="__RefHeading___Toc441230998"/>Software Quality Attributes<text:bookmark-end text:name="__RefHeading___Toc441230998"/></text:h>
      <text:p text:style-name="P9">1.Testability:Testability is a measure of how well system or components allow you to create test criteria and execute tests to determine if the criteria are met. Testability allows faults in a system to be isolated in a timely and effective manner.</text:p>
      <text:p text:style-name="P9">2.Supportability:Supportability is the ability of the system to provide information helpful for identifying and resolving issues when it fails to work correctly. The key issues for supportability are</text:p>
      <text:h text:style-name="P46" text:outline-level="2"><text:bookmark-start text:name="__RefHeading___Toc441230999"/>Business Rules<text:bookmark-end text:name="__RefHeading___Toc441230999"/></text:h>
      <text:h text:style-name="P51" text:outline-level="3">1. Think About The Customer Journey</text:h>
      <text:h text:style-name="P51" text:outline-level="3">2. Support Your Product's Narrative </text:h>
      <text:h text:style-name="P51" text:outline-level="3">3. Understand Why Customers DON'T Buy</text:h>
      <text:h text:style-name="P51" text:outline-level="3">4. Research Retail Merchandising Trends</text:h>
      <text:h text:style-name="P51" text:outline-level="3">5. Avoid Out-of-Stocks</text:h>
      <text:h text:style-name="P51" text:outline-level="3">6. Maintain Retailer Relationships</text:h>
      <text:p text:style-name="P1"/>
      <text:p text:style-name="Standard"/>
      <text:p text:style-name="Standard"/>
      <text:p text:style-name="Standard"/>
      <text:p text:style-name="Standard"/>
      <text:h text:style-name="P44" text:outline-level="1"><text:bookmark-start text:name="__RefHeading___Toc441231000"/><text:soft-page-break/>Other Requirements<text:bookmark-end text:name="__RefHeading___Toc441231000"/></text:h>
      <text:list xml:id="list161852489318967" text:continue-numbering="true" text:style-name="WW8Num3">
        <text:list-item>
          <text:p text:style-name="P29">Flexibility Of Payment</text:p>
        </text:list-item>
      </text:list>
      <text:p text:style-name="P28"><text:span text:style-name="T6">A good retail management system gives the customer the convenience of payment through several modes—cash, card, gift vouchers, and digital applications.</text:span></text:p>
      <text:list xml:id="list161852185591423" text:continue-list="list161852307679917" text:style-name="WW8Num2">
        <text:list-item>
          <text:p text:style-name="P30">Promotions</text:p>
        </text:list-item>
      </text:list>
      <text:p text:style-name="P31">Making use of multi-item promotions allows retailers to set their own prices for customers with the information gathered from their shopping history and current purchas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Strong_20_Emphasis" style:display-name="Strong Emphasis" style:family="text" style:parent-style-name="Default_20_Paragraph_20_Font">
      <style:text-properties fo:font-weight="bold" style:font-weight-asian="bold" style:font-weight-complex="bold"/>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1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4-03-08T04:16:00</meta:creation-date>
    <dc:date>2019-03-27T16:18:26.177946185</dc:date>
    <meta:editing-cycles>8</meta:editing-cycles>
    <meta:editing-duration>PT2H10M57S</meta:editing-duration>
    <meta:generator>LibreOffice/5.3.0.3$Linux_X86_64 LibreOffice_project/7074905676c47b82bbcfbea1aeefc84afe1c50e1</meta:generator>
    <meta:document-statistic meta:table-count="4" meta:image-count="0" meta:object-count="0" meta:page-count="14" meta:paragraph-count="398" meta:word-count="3115" meta:character-count="20226" meta:non-whitespace-character-count="17064"/>
  </office:meta>
</office:document-meta>
</file>